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58000001BC08027EAE.jpg"/>
  <manifest:file-entry manifest:media-type="image/png" manifest:full-path="Pictures/1000020100000566000002A3A1EFE6A1.png"/>
  <manifest:file-entry manifest:media-type="image/png" manifest:full-path="Pictures/10000201000007D0000006FE72EC8CAF.png"/>
  <manifest:file-entry manifest:media-type="image/jpeg" manifest:full-path="Pictures/10000000000002E1000000BBEFAC77C8.jpg"/>
  <manifest:file-entry manifest:media-type="image/png" manifest:full-path="Pictures/1000020100000437000003107441DA51.png"/>
  <manifest:file-entry manifest:media-type="image/jpeg" manifest:full-path="Pictures/100000000000017B00000063516DB611.jpg"/>
  <manifest:file-entry manifest:media-type="image/jpeg" manifest:full-path="Pictures/10000000000000450000004AA8B75B09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124cm" svg:stroke-color="#555753" draw:stroke-linejoin="round" draw:fill="solid" draw:fill-color="#555753" fo:padding-top="0.062cm" fo:padding-bottom="0.062cm" fo:padding-left="0.062cm" fo:padding-right="0.062cm"/>
    </style:style>
    <style:style style:name="gr4" style:family="graphic" style:parent-style-name="standard">
      <style:graphic-properties draw:stroke="solid" svg:stroke-width="0.124cm" svg:stroke-color="#fb9603" draw:stroke-linejoin="round" draw:fill="gradient" draw:fill-gradient-name="svggradient31" draw:textarea-vertical-align="middle" fo:padding-top="0.062cm" fo:padding-bottom="0.062cm" fo:padding-left="0.062cm" fo:padding-right="0.062cm"/>
    </style:style>
    <style:style style:name="gr5" style:family="graphic" style:parent-style-name="standard">
      <style:graphic-properties draw:stroke="none" svg:stroke-width="0.25cm" draw:stroke-linejoin="round" draw:fill="solid" draw:fill-color="#ffffff" draw:opacity="14%"/>
    </style:style>
    <style:style style:name="gr6" style:family="graphic" style:parent-style-name="standard">
      <style:graphic-properties draw:stroke="solid" svg:stroke-width="0.079cm" svg:stroke-color="#fcaf3e" draw:stroke-linejoin="round" draw:fill="none" fo:padding-top="0.039cm" fo:padding-bottom="0.039cm" fo:padding-left="0.039cm" fo:padding-right="0.039cm"/>
    </style:style>
    <style:style style:name="gr7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8" style:family="graphic" style:parent-style-name="standard">
      <style:graphic-properties draw:stroke="none" svg:stroke-width="0.141cm" draw:stroke-linejoin="round" draw:fill="solid" draw:fill-color="#000000"/>
    </style:style>
    <style:style style:name="gr9" style:family="graphic" style:parent-style-name="standard">
      <style:graphic-properties draw:stroke="solid" svg:stroke-width="0.041cm" draw:stroke-linejoin="round" draw:fill="solid" draw:fill-color="#292a28" fo:padding-top="0.02cm" fo:padding-bottom="0.02cm" fo:padding-left="0.02cm" fo:padding-right="0.02cm"/>
    </style:style>
    <style:style style:name="gr10" style:family="graphic" style:parent-style-name="standard">
      <style:graphic-properties draw:stroke="none" svg:stroke-width="0.022cm" draw:stroke-linejoin="miter" draw:fill="gradient" draw:fill-gradient-name="svggradient59" draw:opacity-name="svgopacity59"/>
    </style:style>
    <style:style style:name="gr11" style:family="graphic" style:parent-style-name="standard">
      <style:graphic-properties draw:stroke="solid" svg:stroke-width="0.038cm" svg:stroke-color="#292a28" draw:stroke-linejoin="miter" draw:fill="none" fo:padding-top="0.019cm" fo:padding-bottom="0.019cm" fo:padding-left="0.019cm" fo:padding-right="0.019cm"/>
    </style:style>
    <style:style style:name="gr12" style:family="graphic" style:parent-style-name="standard">
      <style:graphic-properties draw:stroke="none" draw:fill="none" draw:textarea-horizontal-align="left" draw:auto-grow-width="true" fo:min-height="0cm" fo:min-width="0.00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auto-grow-width="true" fo:min-height="1.371cm" fo:min-width="0.00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auto-grow-width="true" fo:min-height="0cm" fo:min-width="0.00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auto-grow-width="true" fo:min-height="1.042cm" fo:min-width="0.002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124cm" svg:stroke-color="#f57900" draw:stroke-linejoin="round" draw:fill="gradient" draw:fill-gradient-name="svggradient65" draw:textarea-vertical-align="middle" fo:padding-top="0.062cm" fo:padding-bottom="0.062cm" fo:padding-left="0.062cm" fo:padding-right="0.062cm"/>
    </style:style>
    <style:style style:name="gr17" style:family="graphic" style:parent-style-name="standard">
      <style:graphic-properties draw:stroke="none" draw:fill="none" draw:textarea-horizontal-align="left" draw:auto-grow-width="true" fo:min-height="1.2cm" fo:min-width="0.00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auto-grow-width="true" fo:min-height="1.2cm" fo:min-width="0.00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auto-grow-width="true" fo:min-height="0cm" fo:min-width="0.002cm" fo:padding-top="0cm" fo:padding-bottom="0cm" fo:padding-left="0cm" fo:padding-right="0cm"/>
    </style:style>
    <style:style style:name="gr20" style:family="graphic" style:parent-style-name="objectwithoutfill">
      <style:graphic-properties svg:stroke-width="0.127cm" draw:marker-start-width="0.39cm" draw:marker-end-width="0.39cm" draw:fill="none" draw:textarea-horizontal-align="center" draw:textarea-vertical-align="middle" fo:padding-top="0.025cm" fo:padding-bottom="0.025cm" fo:padding-left="0.025cm" fo:padding-right="0.025cm"/>
    </style:style>
    <style:style style:name="gr21" style:family="graphic" style:parent-style-name="standard">
      <style:graphic-properties draw:stroke="none" draw:fill="none" draw:textarea-horizontal-align="left" draw:auto-grow-width="true" fo:min-height="1.234cm" fo:min-width="0.003cm" fo:padding-top="0cm" fo:padding-bottom="0cm" fo:padding-left="0cm" fo:padding-right="0cm"/>
    </style:style>
    <style:style style:name="pr1" style:family="presentation" style:parent-style-name="sample-title">
      <style:graphic-properties draw:auto-grow-height="true" fo:min-height="4.923cm"/>
    </style:style>
    <style:style style:name="pr2" style:family="presentation" style:parent-style-name="sample-outline1">
      <style:graphic-properties fo:wrap-option="no-wrap"/>
    </style:style>
    <style:style style:name="pr3" style:family="presentation" style:parent-style-name="sample-notes" style:list-style-name="L1">
      <style:graphic-properties draw:fill-color="#ffffff" draw:auto-grow-height="true" fo:min-height="11.642cm"/>
    </style:style>
    <style:style style:name="pr4" style:family="presentation" style:parent-style-name="Green-Bullet-title">
      <style:graphic-properties fo:min-height="2.753cm"/>
    </style:style>
    <style:style style:name="pr5" style:family="presentation" style:parent-style-name="Green-Bullet-notes">
      <style:graphic-properties draw:fill-color="#ffffff" fo:min-height="11.642cm"/>
    </style:style>
    <style:style style:name="pr6" style:family="presentation" style:parent-style-name="Green-Bullet-title">
      <style:graphic-properties draw:auto-grow-height="true" fo:min-height="2.753cm"/>
    </style:style>
    <style:style style:name="pr7" style:family="presentation" style:parent-style-name="Green-Burst_20_Break-title">
      <style:graphic-properties draw:fill-color="#ffffff" draw:auto-grow-height="true" fo:min-height="2.753cm"/>
    </style:style>
    <style:style style:name="pr8" style:family="presentation" style:parent-style-name="Green-Burst_20_Break-notes">
      <style:graphic-properties draw:fill-color="#ffffff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style:text-position="0% 100%" fo:font-size="44pt" fo:language="en" fo:country="US" style:font-size-asian="22pt" style:font-size-complex="22pt"/>
    </style:style>
    <style:style style:name="T2" style:family="text">
      <style:text-properties fo:color="#ffffff" style:text-position="0% 100%" fo:font-size="22pt" fo:language="en" fo:country="US" style:font-size-asian="22pt" style:font-size-complex="22pt"/>
    </style:style>
    <style:style style:name="T3" style:family="text">
      <style:text-properties fo:color="#ffffff" style:text-position="0% 100%" fo:font-size="22pt" fo:language="en" fo:country="US" fo:font-weight="normal" style:font-size-asian="22pt" style:font-weight-asian="normal" style:font-size-complex="22pt" style:font-weight-complex="normal"/>
    </style:style>
    <style:style style:name="T4" style:family="text">
      <style:text-properties fo:font-size="16pt" fo:font-weight="bold" style:font-size-asian="20pt" style:font-weight-asian="bold" style:font-size-complex="20pt" style:font-weight-complex="bold"/>
    </style:style>
    <style:style style:name="T5" style:family="text">
      <style:text-properties fo:font-size="14pt" fo:font-weight="bold" style:font-size-asian="20pt" style:font-weight-asian="bold" style:font-size-complex="20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'Courier 10 Pitch'" style:font-pitch="fixe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2" text:bullet-char=" ">
        <style:list-level-properties/>
        <style:text-properties fo:font-family="Arial" style:font-style-name="Regular" style:font-family-generic="swiss" style:font-pitch="variable" fo:color="#3c3c41" fo:font-size="75%"/>
      </text:list-level-style-bullet>
      <text:list-level-style-bullet text:level="3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4" text:bullet-char=" ">
        <style:list-level-properties/>
        <style:text-properties fo:font-family="Arial" style:font-style-name="Regular" style:font-family-generic="swiss" style:font-pitch="variable" fo:color="#3c3c41" fo:font-size="75%"/>
      </text:list-level-style-bullet>
      <text:list-level-style-bullet text:level="5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6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7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8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9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1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2" text:bullet-char="–">
        <style:list-level-properties text:space-before="0.952cm" text:min-label-width="0.476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3" text:bullet-char="&gt;">
        <style:list-level-properties text:space-before="1.746cm" text:min-label-width="0.494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4" text:bullet-char="»">
        <style:list-level-properties text:space-before="2.557cm" text:min-label-width="0.46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5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6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7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8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9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➢">
        <style:list-level-properties text:min-label-width="0.471cm"/>
        <style:text-properties fo:font-family="StarSymbol" style:font-charset="x-symbol" fo:color="#3c3c41" fo:font-size="45%"/>
      </text:list-level-style-bullet>
      <text:list-level-style-bullet text:level="2" text:bullet-char="➢">
        <style:list-level-properties text:space-before="0.952cm" text:min-label-width="0.476cm"/>
        <style:text-properties fo:font-family="StarSymbol" style:font-charset="x-symbol" fo:color="#3c3c41" fo:font-size="45%"/>
      </text:list-level-style-bullet>
      <text:list-level-style-bullet text:level="3" text:bullet-char="➢">
        <style:list-level-properties text:space-before="1.746cm" text:min-label-width="0.494cm"/>
        <style:text-properties fo:font-family="StarSymbol" style:font-charset="x-symbol" fo:color="#3c3c41" fo:font-size="45%"/>
      </text:list-level-style-bullet>
      <text:list-level-style-bullet text:level="4" text:bullet-char="➢">
        <style:list-level-properties text:space-before="2.557cm" text:min-label-width="0.468cm"/>
        <style:text-properties fo:font-family="StarSymbol" style:font-charset="x-symbol" fo:color="#3c3c41" fo:font-size="45%"/>
      </text:list-level-style-bullet>
      <text:list-level-style-bullet text:level="5" text:bullet-char="➢">
        <style:list-level-properties text:space-before="3.342cm" text:min-label-width="0.318cm"/>
        <style:text-properties fo:font-family="StarSymbol" style:font-charset="x-symbol" fo:color="#3c3c41" fo:font-size="45%"/>
      </text:list-level-style-bullet>
      <text:list-level-style-bullet text:level="6" text:bullet-char="➢">
        <style:list-level-properties text:space-before="3.342cm" text:min-label-width="0.318cm"/>
        <style:text-properties fo:font-family="StarSymbol" style:font-charset="x-symbol" fo:color="#3c3c41" fo:font-size="45%"/>
      </text:list-level-style-bullet>
      <text:list-level-style-bullet text:level="7" text:bullet-char="➢">
        <style:list-level-properties text:space-before="3.342cm" text:min-label-width="0.318cm"/>
        <style:text-properties fo:font-family="StarSymbol" style:font-charset="x-symbol" fo:color="#3c3c41" fo:font-size="45%"/>
      </text:list-level-style-bullet>
      <text:list-level-style-bullet text:level="8" text:bullet-char="➢">
        <style:list-level-properties text:space-before="3.342cm" text:min-label-width="0.318cm"/>
        <style:text-properties fo:font-family="StarSymbol" style:font-charset="x-symbol" fo:color="#3c3c41" fo:font-size="45%"/>
      </text:list-level-style-bullet>
      <text:list-level-style-bullet text:level="9" text:bullet-char="➢">
        <style:list-level-properties text:space-before="3.342cm" text:min-label-width="0.318cm"/>
        <style:text-properties fo:font-family="StarSymbol" style:font-charset="x-symbol" fo:color="#3c3c41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TitlePage" draw:style-name="dp1" draw:master-page-name="sample" presentation:presentation-page-layout-name="AL1T1">
        <office:forms form:automatic-focus="false" form:apply-design-mode="false"/>
        <draw:frame presentation:style-name="pr1" draw:text-style-name="P1" draw:layer="layout" svg:width="22.225cm" svg:height="4.923cm" svg:x="2.742cm" svg:y="1.884cm" presentation:class="title" presentation:user-transformed="true">
          <draw:text-box>
            <text:p text:style-name="P1"><text:span text:style-name="T1">Due to Popular Demand - SVG Import!</text:span><text:span text:style-name="T2"><text:line-break/></text:span><text:span text:style-name="T3">A long story in 45 minutes</text:span></text:p>
          </draw:text-box>
        </draw:frame>
        <draw:frame presentation:style-name="pr2" draw:text-style-name="P1" draw:layer="layout" svg:width="18.727cm" svg:height="3.843cm" svg:x="2.773cm" svg:y="8.487cm" presentation:class="outline" presentation:user-transformed="true">
          <draw:text-box>
            <text:p><text:span text:style-name="T4">Fridrich Strba &amp; Thorsten Behrens</text:span><text:span text:style-name="T4"><text:line-break/></text:span><text:span text:style-name="T5">Novell, Inc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1" draw:layer="layout" svg:width="16.79cm" svg:height="11.642cm" svg:x="2.098cm" svg:y="14.107cm" presentation:class="notes" presentation:user-transformed="true">
            <draw:text-box>
              <text:p text:style-name="P1">welcome to our little talk about one of our</text:p>
              <text:p text:style-name="P1">corporate-sponsored private projects - svg import </text:p>
              <text:p text:style-name="P1"/>
              <text:p text:style-name="P1">came about during hackweek</text:p>
            </draw:text-box>
          </draw:frame>
        </presentation:notes>
      </draw:page>
      <draw:page draw:name="page2" draw:style-name="dp1" draw:master-page-name="Green-Bullet" presentation:presentation-page-layout-name="AL1T1">
        <office:forms form:automatic-focus="false" form:apply-design-mode="false"/>
        <draw:frame presentation:style-name="pr4" draw:layer="layout" svg:width="20.683cm" svg:height="2.753cm" svg:x="2.732cm" svg:y="0.709cm" presentation:class="title">
          <draw:text-box>
            <text:p>Why SVG Import?</text:p>
          </draw:text-box>
        </draw:frame>
        <draw:frame presentation:style-name="Green-Bullet-outline1" draw:layer="layout" svg:width="20.995cm" svg:height="12.375cm" svg:x="2.768cm" svg:y="4.315cm" presentation:class="outline">
          <draw:text-box>
            <text:list text:style-name="L5">
              <text:list-item>
                <text:p>users <text:span text:style-name="T6">desperately</text:span><text:span text:style-name="T7"> want it in OOo – missing SVG import is one of the </text:span><text:span text:style-name="T7"><text:a xlink:href="http://qa.openoffice.org/iz_votes.html">highest-voted</text:a></text:span><text:span text:style-name="T7"> issues</text:span></text:p>
              </text:list-item>
              <text:list-item>
                <text:p><text:span text:style-name="T7">and then some:</text:span></text:p>
                <text:list>
                  <text:list-item>
                    <text:p>the most prevalent format for <text:a xlink:href="http://openclipart.org/">vector cliparts</text:a></text:p>
                  </text:list-item>
                  <text:list-item>
                    <text:p>the most prevalent vector graphics exchange format</text:p>
                  </text:list-item>
                  <text:list-item>
                    <text:p>an Open Standard and</text:p>
                    <text:list>
                      <text:list-item>
                        <text:p>native format for one of the best vector drawing apps out there – Inkscape</text:p>
                      </text:list-item>
                    </text:list>
                  </text:list-item>
                  <text:list-item>
                    <text:p>a subset of SVG is even copied in ODF for the drawing shap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982cm" svg:height="9.737cm" svg:x="3.14cm" svg:y="1.905cm" draw:page-number="2" presentation:class="page"/>
          <draw:frame presentation:style-name="pr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3" draw:style-name="dp1" draw:master-page-name="Green-Bullet" presentation:presentation-page-layout-name="AL1T1">
        <office:forms form:automatic-focus="false" form:apply-design-mode="false"/>
        <draw:frame presentation:style-name="pr4" draw:layer="layout" svg:width="20.683cm" svg:height="2.753cm" svg:x="2.732cm" svg:y="0.709cm" presentation:class="title">
          <draw:text-box>
            <text:p>The History</text:p>
          </draw:text-box>
        </draw:frame>
        <draw:frame presentation:style-name="Green-Bullet-outline1" draw:layer="layout" svg:width="20.995cm" svg:height="12.375cm" svg:x="2.768cm" svg:y="4.315cm" presentation:class="outline">
          <draw:text-box>
            <text:list text:style-name="L5">
              <text:list-item>
                <text:p>In the beginning, there was <text:span text:style-name="T8">void </text:span>SVG support</text:p>
              </text:list-item>
              <text:list-item>
                <text:p>Then came about <text:a xlink:href="http://www.openoffice.org/issues/show_bug.cgi?id=49991">Issue 2497</text:a></text:p>
              </text:list-item>
              <text:list-item>
                <text:p>Followed by WindLi's <text:a xlink:href="http://www.openoffice.org/nonav/issues/showattachment.cgi/19014/svg.zip">XSLT</text:a> implementation</text:p>
              </text:list-item>
              <text:list-item>
                <text:p>And Bernhard Haumacher's excellent Batik-based <text:a xlink:href="http://www.ipd.uka.de/~hauma/svg-import/">import extension</text:a></text:p>
              </text:list-item>
              <text:list-item>
                <text:p>The final wisdom is in <text:a xlink:href="http://www.openoffice.org/issues/show_bug.cgi?id=49991">Issue 49991</text:a></text:p>
              </text:list-item>
              <text:list-item>
                <text:p>Not to forget the piece presented here: the built-in compon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982cm" svg:height="9.737cm" svg:x="3.14cm" svg:y="1.905cm" draw:page-number="3" presentation:class="page"/>
          <draw:frame presentation:style-name="pr5" draw:layer="layout" svg:width="14.182cm" svg:height="11.642cm" svg:x="2.54cm" svg:y="12.277cm" presentation:class="notes" presentation:user-transformed="true">
            <draw:text-box>
              <text:p>haui's import - </text:p>
              <text:p><text:s/>- needs java1.5 (at the time of writing the internal import not an OOo prerequisite)</text:p>
              <text:p><text:s/>- is technically not able to do provide an image import</text:p>
              <text:p>the final wisdom - we'll get to that shortly (issue states that SVG2ODF must necessarily be lossy, and prefers direct rendering)</text:p>
              <text:p/>
              <text:p>Yours faithfully built their work on kendy's earlier attempts in the filter module</text:p>
            </draw:text-box>
          </draw:frame>
        </presentation:notes>
      </draw:page>
      <draw:page draw:name="page4" draw:style-name="dp1" draw:master-page-name="Green-Bullet" presentation:presentation-page-layout-name="AL1T1">
        <office:forms form:automatic-focus="false" form:apply-design-mode="false"/>
        <draw:frame presentation:style-name="pr4" draw:layer="layout" svg:width="20.683cm" svg:height="2.753cm" svg:x="2.732cm" svg:y="0.709cm" presentation:class="title">
          <draw:text-box>
            <text:p>Why XSLT Won't Work Out</text:p>
          </draw:text-box>
        </draw:frame>
        <draw:frame presentation:style-name="Green-Bullet-outline1" draw:layer="layout" svg:width="20.995cm" svg:height="12.375cm" svg:x="2.768cm" svg:y="4.315cm" presentation:class="outline">
          <draw:text-box>
            <text:list text:style-name="L5">
              <text:list-item>
                <text:p>ODF &amp; SVG are mutually incompatible:</text:p>
                <text:list>
                  <text:list-item>
                    <text:p>transformation not possible by mapping xml entities</text:p>
                  </text:list-item>
                  <text:list-item>
                    <text:p>instead, <text:span text:style-name="T6">graphical</text:span> entities need to be mapped, sometimes with intimate knowledge of pixel &amp; geometry</text:p>
                  </text:list-item>
                </text:list>
              </text:list-item>
            </text:list>
            <text:list text:style-name="L7">
              <text:list-item>
                <text:p>though ODF re-uses a subset of SVG, semantics &amp; expressiveness is different enough to make xml-based conversions fai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982cm" svg:height="9.737cm" svg:x="3.14cm" svg:y="1.905cm" draw:page-number="4" presentation:class="page"/>
          <draw:frame presentation:style-name="pr5" draw:layer="layout" svg:width="14.182cm" svg:height="11.642cm" svg:x="2.54cm" svg:y="12.277cm" presentation:class="notes" presentation:user-transformed="true">
            <draw:text-box>
              <text:p>haui's import - </text:p>
              <text:p><text:s/>- needs java1.5 (at the time of writing the internal import not an OOo prerequisite)</text:p>
              <text:p><text:s/>- is technically not able to do provide an image import</text:p>
              <text:p>the final wisdom - we'll get to that shortly (issue states that SVG2ODF must necessarily be lossy, and prefers direct rendering)</text:p>
            </draw:text-box>
          </draw:frame>
        </presentation:notes>
      </draw:page>
      <draw:page draw:name="page5" draw:style-name="dp1" draw:master-page-name="Green-Bullet" presentation:presentation-page-layout-name="AL1T1">
        <office:forms form:automatic-focus="false" form:apply-design-mode="false"/>
        <draw:frame presentation:style-name="pr4" draw:layer="layout" svg:width="20.683cm" svg:height="2.753cm" svg:x="2.732cm" svg:y="0.709cm" presentation:class="title">
          <draw:text-box>
            <text:p>What Did We Do?</text:p>
          </draw:text-box>
        </draw:frame>
        <draw:frame presentation:style-name="Green-Bullet-outline1" draw:layer="layout" svg:width="20.995cm" svg:height="12.375cm" svg:x="2.768cm" svg:y="4.315cm" presentation:class="outline" presentation:user-transformed="true">
          <draw:text-box>
            <text:list text:style-name="L5">
              <text:list-item>
                <text:p>Took generic SAX DOM parser</text:p>
              </text:list-item>
              <text:list-item>
                <text:p>Two-pass DOM tree visiting:</text:p>
                <text:list>
                  <text:list-item>
                    <text:p>First pass collects style information, serializes styles to <text:s/>ODF &amp; annotates elements with style names</text:p>
                  </text:list-item>
                  <text:list-item>
                    <text:p>Second pass maps SVG shapes to ODF shapes, possibly emulating via polygons</text:p>
                  </text:list-item>
                </text:list>
              </text:list-item>
              <text:list-item>
                <text:p>No need for custom xml parser, very quick results</text:p>
              </text:list-item>
              <text:list-item>
                <text:p>Easy to extend over time, no cross-cutting changes necessa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982cm" svg:height="9.737cm" svg:x="3.14cm" svg:y="1.905cm" draw:page-number="5" presentation:class="page"/>
          <draw:frame presentation:style-name="pr5" draw:layer="layout" svg:width="14.182cm" svg:height="11.642cm" svg:x="2.54cm" svg:y="12.277cm" presentation:class="notes">
            <draw:text-box>
              <text:p><text:s/>- see slide 6 for reference</text:p>
            </draw:text-box>
          </draw:frame>
        </presentation:notes>
      </draw:page>
      <draw:page draw:name="page6" draw:style-name="dp1" draw:master-page-name="Green-Bullet" presentation:presentation-page-layout-name="AL2T19">
        <office:forms form:automatic-focus="false" form:apply-design-mode="false"/>
        <draw:frame presentation:style-name="pr6" draw:layer="layout" svg:width="20.683cm" svg:height="2.753cm" svg:x="2.732cm" svg:y="0.709cm" presentation:class="title" presentation:user-transformed="true">
          <draw:text-box>
            <text:p>Architecture</text:p>
          </draw:text-box>
        </draw:frame>
        <draw:frame draw:style-name="gr2" draw:text-style-name="P2" draw:layer="layout" svg:width="14.26cm" svg:height="0.395cm" svg:x="10.5cm" svg:y="18cm">
          <draw:text-box>
            <text:p><text:span text:style-name="T9">Cliparts from: http://openclipart.org/people/skadge/skadge_SVG_widgets_for_diagrams.svg</text:span></text:p>
          </draw:text-box>
        </draw:frame>
        <draw:path draw:style-name="gr3" draw:layer="layout" svg:width="4.293cm" svg:height="1.77cm" svg:x="10.706cm" svg:y="2.971cm" svg:viewBox="0 0 4294 1771" svg:d="m4294 1594c0 97-80 177-177 177h-3942c-97 0-175-80-175-177v-1419c0-97 78-175 175-175h3942c97 0 177 78 177 175z">
          <text:p/>
        </draw:path>
        <draw:path draw:style-name="gr4" draw:layer="layout" svg:width="4.293cm" svg:height="1.77cm" svg:x="10.636cm" svg:y="2.9cm" svg:viewBox="0 0 4294 1771" svg:d="m4294 1594c0 97-80 177-177 177h-3942c-97 0-175-80-175-177v-1419c0-97 78-175 175-175h3942c97 0 177 78 177 175z">
          <text:p text:style-name="P3">&lt;svg/&gt;</text:p>
        </draw:path>
        <draw:path draw:style-name="gr5" draw:layer="layout" svg:width="4.112cm" svg:height="1.501cm" svg:x="10.715cm" svg:y="3.074cm" svg:viewBox="0 0 4113 1502" svg:d="m0 1273c31 131 146 229 286 229h3531c163 0 296-134 296-298v-1003c0-78-31-148-80-201-8 14-4 11-14 28-24 41-55 89-93 142-39 52-86 109-141 168-28 29-59 59-91 89s-67 61-105 90c-37 30-77 60-119 89s-88 58-135 85c-48 28-99 55-153 80-53 25-109 49-169 72-59 22-122 43-187 62-66 19-134 35-207 50-64 13-126 23-187 29-60 7-119 11-176 13-58 1-113 1-168-2-55-2-108-6-161-11-105-10-207-24-308-38s-201-27-303-36c-51-4-102-6-154-7s-105-1-158 3c-54 3-108 10-165 19-56 9-113 21-172 37-59 15-120 35-183 58-62 24-127 53-194 85-67 33-136 71-208 114-26 16-55 37-82 54z">
          <text:p/>
        </draw:path>
        <draw:path draw:style-name="gr6" draw:layer="layout" svg:width="4.124cm" svg:height="1.616cm" svg:x="10.727cm" svg:y="2.977cm" svg:viewBox="0 0 4125 1617" svg:d="m4125 1470c0 80-67 147-148 147h-3831c-81 0-146-67-146-147v-1324c0-81 65-146 146-146h3831c81 0 148 65 148 146z">
          <text:p/>
        </draw:path>
        <draw:frame draw:style-name="gr7" draw:layer="layout" svg:width="0.002cm" svg:height="0.937cm" svg:x="12.808cm" svg:y="3.756cm">
          <draw:text-box>
            <text:p/>
          </draw:text-box>
        </draw:frame>
        <draw:polygon draw:style-name="gr8" draw:layer="layout" svg:width="2.692cm" svg:height="0.877cm" draw:transform="rotate (1.5707963267946) translate (9.622cm 6.47500000000115cm)" svg:viewBox="0 0 2693 878" draw:points="0,19244 2134,19244 2140,19245 2146,19248 2152,19253 2155,19257 2693,20005 2672,20063 2652,20122 2123,19385 0,19385 0,19315">
          <text:p/>
        </draw:polygon>
        <draw:path draw:style-name="gr9" draw:layer="layout" svg:width="0.99cm" svg:height="0.763cm" draw:transform="rotate (1.5707963267946) translate (9.31600000000731cm 7.40000000000304cm)" svg:viewBox="0 0 991 764" svg:d="m913 18632-913 382 913 382v-291c45-10 78-47 78-91s-33-82-78-92z">
          <text:p/>
        </draw:path>
        <draw:path draw:style-name="gr10" draw:layer="layout" svg:width="0.8cm" svg:height="0.408cm" draw:transform="rotate (1.5707963267946) translate (9.6430000000023cm 7.31200000000044cm)" svg:viewBox="0 0 801 409" svg:d="m0 19340c569-234 801 355 801 355z">
          <text:p/>
        </draw:path>
        <draw:polygon draw:style-name="gr11" draw:layer="layout" svg:width="0.778cm" svg:height="0.654cm" draw:transform="rotate (1.5707963267946) translate (9.37500000000621cm 7.30200000000257cm)" svg:viewBox="0 0 779 655" draw:points="0,19073 775,18750 779,19405">
          <text:p/>
        </draw:polygon>
        <draw:path draw:style-name="gr3" draw:layer="layout" svg:width="9.347cm" svg:height="1.77cm" svg:x="5.052cm" svg:y="7.629cm" svg:viewBox="0 0 9348 1771" svg:d="m9348 1594c0 97-175 177-386 177h-8581c-211 0-381-80-381-177v-1419c0-97 170-175 381-175h8581c211 0 386 78 386 175z">
          <text:p/>
        </draw:path>
        <draw:path draw:style-name="gr4" draw:layer="layout" svg:width="9.347cm" svg:height="1.77cm" svg:x="4.9cm" svg:y="7.558cm" svg:viewBox="0 0 9348 1771" svg:d="m9348 1594c0 97-175 177-386 177h-8581c-211 0-381-80-381-177v-1419c0-97 170-175 381-175h8581c211 0 386 78 386 175z">
          <text:p text:style-name="P3">xml::dom::XDocument</text:p>
        </draw:path>
        <draw:path draw:style-name="gr5" draw:layer="layout" svg:width="8.953cm" svg:height="1.501cm" svg:x="5.072cm" svg:y="7.732cm" svg:viewBox="0 0 8954 1502" svg:d="m0 1273c67 131 318 229 623 229h7686c355 0 645-134 645-298v-1003c0-78-68-148-175-201-17 14-8 11-30 28-52 41-120 89-202 142-85 52-188 109-307 168-61 29-129 59-199 89s-145 61-228 90c-81 30-168 60-259 89s-192 58-294 85c-105 28-216 55-333 80-115 25-237 49-368 72-128 22-266 43-407 62-144 19-292 35-451 50-139 13-274 23-407 29-130 7-259 11-383 13-126 1-246 1-366-2-119-2-235-6-350-11-229-10-451-24-671-38s-437-27-659-36c-111-4-222-6-335-7s-229-1-344 3c-118 3-235 10-360 19-121 9-246 21-374 37-128 15-261 35-398 58-135 24-277 53-423 85-146 33-296 71-452 114-57 16-120 37-179 54z">
          <text:p/>
        </draw:path>
        <draw:path draw:style-name="gr6" draw:layer="layout" svg:width="8.979cm" svg:height="1.616cm" svg:x="5.098cm" svg:y="7.635cm" svg:viewBox="0 0 8980 1617" svg:d="m8980 1470c0 80-146 147-322 147h-8340c-177 0-318-67-318-147v-1324c0-81 141-146 318-146h8340c176 0 322 65 322 146z">
          <text:p/>
        </draw:path>
        <draw:frame draw:style-name="gr12" draw:layer="layout" svg:width="0.005cm" svg:height="0.937cm" svg:x="9.628cm" svg:y="8.414cm">
          <draw:text-box>
            <text:p/>
          </draw:text-box>
        </draw:frame>
        <draw:path draw:style-name="gr5" draw:layer="layout" svg:width="5.962cm" svg:height="2.214cm" svg:x="17.286cm" svg:y="8.088cm" svg:viewBox="0 0 5963 2215" svg:d="m2435 2215 3528-1786-829-429c-56 66-32-38-97 28s-133 130-206 194-150 128-234 188c-82 61-169 120-261 175-92 56-189 108-291 157-103 50-210 95-325 137-113 41-231 78-355 110-110 28-219 50-322 64-105 15-206 24-304 27-99 4-196 3-290-2-94-6-187-13-277-25-181-22-356-54-531-84-174-30-347-60-522-78-87-9-175-15-265-18-90-1-181 0-273 8-93 9-187 22-284 42-97 19-195 46-297 81z">
          <text:p/>
        </draw:path>
        <draw:frame draw:style-name="gr13" draw:layer="layout" svg:width="0.003cm" svg:height="1.371cm" svg:x="19.738cm" svg:y="8.487cm">
          <draw:text-box>
            <text:p/>
          </draw:text-box>
        </draw:frame>
        <draw:polygon draw:style-name="gr8" draw:layer="layout" svg:width="2.692cm" svg:height="0.877cm" svg:x="14.807cm" svg:y="6.522cm" svg:viewBox="0 0 2693 878" draw:points="0,0 2134,0 2140,1 2146,4 2152,9 2155,13 2693,761 2672,819 2652,878 2123,141 0,141 0,71">
          <text:p/>
        </draw:polygon>
        <draw:path draw:style-name="gr9" draw:layer="layout" svg:width="0.99cm" svg:height="0.763cm" svg:x="13.882cm" svg:y="6.216cm" svg:viewBox="0 0 991 764" svg:d="m913 0-913 382 913 382v-291c45-10 78-47 78-91s-33-82-78-92z">
          <text:p/>
        </draw:path>
        <draw:path draw:style-name="gr10" draw:layer="layout" svg:width="0.8cm" svg:height="0.408cm" svg:x="13.97cm" svg:y="6.543cm" svg:viewBox="0 0 801 409" svg:d="m0 54c569-234 801 355 801 355z">
          <text:p/>
        </draw:path>
        <draw:polygon draw:style-name="gr11" draw:layer="layout" svg:width="0.778cm" svg:height="0.654cm" svg:x="13.98cm" svg:y="6.275cm" svg:viewBox="0 0 779 655" draw:points="0,323 775,0 779,655">
          <text:p/>
        </draw:polygon>
        <draw:polygon draw:style-name="gr8" draw:layer="layout" svg:width="2.692cm" svg:height="0.877cm" draw:transform="rotate (3.1415926535892) translate (16.6930000000013cm 10.778cm)" svg:viewBox="0 0 2693 878" draw:points="0,-21556 2134,-21556 2140,-21555 2146,-21552 2152,-21547 2155,-21543 2693,-20795 2672,-20737 2652,-20678 2123,-21415 0,-21415 0,-21485">
          <text:p/>
        </draw:polygon>
        <draw:path draw:style-name="gr9" draw:layer="layout" svg:width="-0.99cm" svg:height="-0.763cm" svg:x="17.618cm" svg:y="11.084cm" svg:viewBox="0 0 -991 -764" svg:d="m913-22168-913 382 913 382v-291c45-10 78-47 78-91s-33-82-78-92z">
          <text:p/>
        </draw:path>
        <draw:path draw:style-name="gr10" draw:layer="layout" svg:width="-0.8cm" svg:height="-0.408cm" svg:x="17.53cm" svg:y="10.757cm" svg:viewBox="0 0 -801 -409" svg:d="m0-21460c569-234 801 355 801 355z">
          <text:p/>
        </draw:path>
        <draw:polygon draw:style-name="gr11" draw:layer="layout" svg:width="-0.778cm" svg:height="-0.654cm" svg:x="17.52cm" svg:y="11.025cm" svg:viewBox="0 0 -779 -655" draw:points="0,-21727 775,-22050 779,-21395">
          <text:p/>
        </draw:polygon>
        <draw:path draw:style-name="gr5" draw:layer="layout" svg:width="5.962cm" svg:height="2.214cm" svg:x="3.386cm" svg:y="12.988cm" svg:viewBox="0 0 5963 2215" svg:d="m2435 2215 3528-1786-829-429c-56 66-32-38-97 28s-133 130-206 194-150 128-234 188c-82 61-169 120-261 175-92 56-189 108-291 157-103 50-210 95-325 137-113 41-231 78-355 110-110 28-219 50-322 64-105 15-206 24-304 27-99 4-196 3-290-2-94-6-187-13-277-25-181-22-356-54-531-84-174-30-347-60-522-78-87-9-175-15-265-18-90-1-181 0-273 8-93 9-187 22-284 42-97 19-195 46-297 81z">
          <text:p/>
        </draw:path>
        <draw:frame draw:style-name="gr13" draw:layer="layout" svg:width="0.003cm" svg:height="1.371cm" svg:x="5.838cm" svg:y="13.387cm">
          <draw:text-box>
            <text:p/>
          </draw:text-box>
        </draw:frame>
        <draw:polygon draw:style-name="gr8" draw:layer="layout" svg:width="2.692cm" svg:height="0.877cm" draw:transform="rotate (1.5707963267946) translate (3.722cm 11.1930000000013cm)" svg:viewBox="0 0 2693 878" draw:points="0,7444 2134,7444 2140,7445 2146,7448 2152,7453 2155,7457 2693,8205 2672,8263 2652,8322 2123,7585 0,7585 0,7515">
          <text:p/>
        </draw:polygon>
        <draw:path draw:style-name="gr9" draw:layer="layout" svg:width="0.99cm" svg:height="0.763cm" draw:transform="rotate (1.5707963267946) translate (3.41600000000729cm 12.1180000000033cm)" svg:viewBox="0 0 991 764" svg:d="m913 6832-913 382 913 382v-291c45-10 78-47 78-91s-33-82-78-92z">
          <text:p/>
        </draw:path>
        <draw:path draw:style-name="gr10" draw:layer="layout" svg:width="0.8cm" svg:height="0.408cm" draw:transform="rotate (1.5707963267946) translate (3.74300000000229cm 12.0300000000006cm)" svg:viewBox="0 0 801 409" svg:d="m0 7540c569-234 801 355 801 355z">
          <text:p/>
        </draw:path>
        <draw:polygon draw:style-name="gr11" draw:layer="layout" svg:width="0.778cm" svg:height="0.654cm" draw:transform="rotate (1.5707963267946) translate (3.47500000000621cm 12.0200000000027cm)" svg:viewBox="0 0 779 655" draw:points="0,7273 775,6950 779,7605">
          <text:p/>
        </draw:polygon>
        <draw:path draw:style-name="gr3" draw:layer="layout" svg:width="6.985cm" svg:height="1.77cm" svg:x="12.014cm" svg:y="15.371cm" svg:viewBox="0 0 6986 1771" svg:d="m6986 1594c0 97-130 177-288 177h-6413c-158 0-285-80-285-177v-1419c0-97 127-175 285-175h6413c158 0 288 78 288 175z">
          <text:p/>
        </draw:path>
        <draw:path draw:style-name="gr4" draw:layer="layout" svg:width="6.985cm" svg:height="1.77cm" svg:x="11.9cm" svg:y="15.3cm" svg:viewBox="0 0 6986 1771" svg:d="m6986 1594c0 97-130 177-288 177h-6413c-158 0-285-80-285-177v-1419c0-97 127-175 285-175h6413c158 0 288 78 288 175z">
          <text:p text:style-name="P3">&lt;office:drawing/&gt;</text:p>
        </draw:path>
        <draw:path draw:style-name="gr5" draw:layer="layout" svg:width="6.691cm" svg:height="1.501cm" svg:x="12.029cm" svg:y="15.474cm" svg:viewBox="0 0 6692 1502" svg:d="m0 1273c51 131 238 229 465 229h5745c265 0 482-134 482-298v-1003c0-78-51-148-131-201-12 14-6 11-22 28-39 41-90 89-152 142-63 52-140 109-229 168-46 29-96 59-148 89s-109 61-171 90c-60 30-125 60-194 89s-143 58-219 85c-78 28-161 55-249 80-86 25-178 49-275 72-96 22-198 43-304 62-107 19-218 35-337 50-104 13-205 23-305 29-97 7-193 11-285 13-95 1-184 1-274-2-89-2-175-6-261-11-172-10-338-24-502-38s-327-27-493-36c-83-4-166-6-251-7s-170-1-256 3c-88 3-176 10-269 19-91 9-184 21-280 37-95 15-195 35-298 58-100 24-207 53-315 85-109 33-222 71-339 114-42 16-90 37-133 54z">
          <text:p/>
        </draw:path>
        <draw:path draw:style-name="gr6" draw:layer="layout" svg:width="6.71cm" svg:height="1.616cm" svg:x="12.048cm" svg:y="15.377cm" svg:viewBox="0 0 6711 1617" svg:d="m6711 1470c0 80-109 147-240 147h-6233c-132 0-238-67-238-147v-1324c0-81 106-146 238-146h6233c131 0 240 65 240 146z">
          <text:p/>
        </draw:path>
        <draw:frame draw:style-name="gr14" draw:layer="layout" svg:width="0.003cm" svg:height="0.937cm" svg:x="15.434cm" svg:y="16.156cm">
          <draw:text-box>
            <text:p/>
          </draw:text-box>
        </draw:frame>
        <draw:polygon draw:style-name="gr8" draw:layer="layout" svg:width="2.692cm" svg:height="0.877cm" draw:transform="rotate (3.1415926535892) translate (10.3750000000013cm 16.278cm)" svg:viewBox="0 0 2693 878" draw:points="0,-32556 2134,-32556 2140,-32555 2146,-32552 2152,-32547 2155,-32543 2693,-31795 2672,-31737 2652,-31678 2123,-32415 0,-32415 0,-32485">
          <text:p/>
        </draw:polygon>
        <draw:path draw:style-name="gr9" draw:layer="layout" svg:width="-0.99cm" svg:height="-0.763cm" svg:x="11.3cm" svg:y="16.584cm" svg:viewBox="0 0 -991 -764" svg:d="m913-33168-913 382 913 382v-291c45-10 78-47 78-91s-33-82-78-92z">
          <text:p/>
        </draw:path>
        <draw:path draw:style-name="gr10" draw:layer="layout" svg:width="-0.8cm" svg:height="-0.408cm" svg:x="11.212cm" svg:y="16.257cm" svg:viewBox="0 0 -801 -409" svg:d="m0-32460c569-234 801 355 801 355z">
          <text:p/>
        </draw:path>
        <draw:polygon draw:style-name="gr11" draw:layer="layout" svg:width="-0.778cm" svg:height="-0.654cm" svg:x="11.202cm" svg:y="16.525cm" svg:viewBox="0 0 -779 -655" draw:points="0,-32727 775,-33050 779,-32395">
          <text:p/>
        </draw:polygon>
        <draw:frame draw:style-name="gr15" draw:layer="layout" svg:width="0.002cm" svg:height="1.042cm" svg:x="6.233cm" svg:y="13.022cm">
          <draw:text-box>
            <text:p/>
          </draw:text-box>
        </draw:frame>
        <draw:path draw:style-name="gr3" draw:layer="layout" svg:width="5.63cm" svg:height="2.936cm" svg:x="2.169cm" svg:y="12.603cm" svg:viewBox="0 0 5631 2937" svg:d="m2814 0c1059 0 2817 409 2817 1468s-1758 1469-2817 1469-2814-411-2814-1469 1756-1468 2814-1468z">
          <text:p/>
        </draw:path>
        <draw:path draw:style-name="gr16" draw:layer="layout" svg:width="5.63cm" svg:height="2.936cm" svg:x="2.1cm" svg:y="12.5cm" svg:viewBox="0 0 5631 2937" svg:d="m2814 0c1059 0 2817 409 2817 1468s-1758 1469-2817 1469-2814-411-2814-1469 1756-1468 2814-1468z">
          <text:p text:style-name="P3">writeShapes()</text:p>
        </draw:path>
        <draw:path draw:style-name="gr5" draw:layer="layout" svg:width="5.226cm" svg:height="1.603cm" svg:x="2.366cm" svg:y="13.711cm" svg:viewBox="0 0 5227 1604" svg:d="m2583 1604c992-41 2640-370 2644-1371-532-380-767-193-823-144s-114 97-178 143c-62 46-128 91-198 133s-144 82-221 119c-78 38-160 72-247 104-86 31-176 60-270 84-84 21-166 38-245 48-79 12-156 19-231 21-75 3-149 2-220-2-72-4-142-9-211-19-137-16-270-41-403-63-132-23-264-46-397-60-66-6-1113-151-1583 35 570 741 1727 1007 2583 972z">
          <text:p/>
        </draw:path>
        <draw:path draw:style-name="gr6" draw:layer="layout" svg:width="5.408cm" svg:height="2.681cm" svg:x="2.219cm" svg:y="12.627cm" svg:viewBox="0 0 5409 2682" svg:d="m2704 0c1006 0 2705 334 2705 1341s-1699 1341-2705 1341-2704-335-2704-1341 1698-1341 2704-1341z">
          <text:p/>
        </draw:path>
        <draw:frame draw:style-name="gr15" draw:layer="layout" svg:width="0.002cm" svg:height="1.042cm" svg:x="4.941cm" svg:y="13.934cm">
          <draw:text-box>
            <text:p/>
          </draw:text-box>
        </draw:frame>
        <draw:frame draw:style-name="gr17" draw:layer="layout" svg:width="0.002cm" svg:height="1.2cm" svg:x="21.296cm" svg:y="7.801cm">
          <draw:text-box>
            <text:p/>
          </draw:text-box>
        </draw:frame>
        <draw:path draw:style-name="gr3" draw:layer="layout" svg:width="6.482cm" svg:height="3.38cm" svg:x="16.617cm" svg:y="7.319cm" svg:viewBox="0 0 6483 3381" svg:d="m3240 0c1219 0 3243 471 3243 1690s-2024 1691-3243 1691-3240-473-3240-1691 2022-1690 3240-1690z">
          <text:p/>
        </draw:path>
        <draw:path draw:style-name="gr16" draw:layer="layout" svg:width="6.482cm" svg:height="3.38cm" svg:x="16.538cm" svg:y="7.2cm" svg:viewBox="0 0 6483 3381" svg:d="m3240 0c1219 0 3243 471 3243 1690s-2024 1691-3243 1691-3240-473-3240-1691 2022-1690 3240-1690z">
          <text:p text:style-name="P3">annotateStyles()</text:p>
        </draw:path>
        <draw:path draw:style-name="gr5" draw:layer="layout" svg:width="6.017cm" svg:height="1.845cm" svg:x="16.844cm" svg:y="8.594cm" svg:viewBox="0 0 6018 1846" svg:d="m2974 1846c1142-47 3039-425 3044-1578-612-438-883-222-947-166s-132 112-205 165c-72 53-148 105-228 153-81 49-166 95-255 137-90 44-184 84-284 120-99 36-203 69-311 97-96 24-192 43-282 56-92 13-180 21-266 23-87 4-171 3-254-2-82-5-163-11-242-21-158-20-311-48-465-74-152-26-303-52-456-68-76-8-1281-174-1823 40 656 852 1988 1159 2974 1118z">
          <text:p/>
        </draw:path>
        <draw:path draw:style-name="gr6" draw:layer="layout" svg:width="6.226cm" svg:height="3.087cm" svg:x="16.674cm" svg:y="7.346cm" svg:viewBox="0 0 6227 3088" svg:d="m3113 0c1159 0 3114 385 3114 1543s-1955 1545-3114 1545-3113-386-3113-1545 1955-1543 3113-1543z">
          <text:p/>
        </draw:path>
        <draw:frame draw:style-name="gr18" draw:layer="layout" svg:width="0.003cm" svg:height="1.2cm" svg:x="19.808cm" svg:y="8.851cm">
          <draw:text-box>
            <text:p/>
          </draw:text-box>
        </draw:frame>
        <draw:path draw:style-name="gr3" draw:layer="layout" svg:width="6.198cm" svg:height="1.77cm" svg:x="18.101cm" svg:y="12.471cm" svg:viewBox="0 0 6199 1771" svg:d="m6199 1594c0 97-116 177-256 177h-5690c-140 0-253-80-253-177v-1419c0-97 113-175 253-175h5690c140 0 256 78 256 175z">
          <text:p/>
        </draw:path>
        <draw:path draw:style-name="gr4" draw:layer="layout" svg:width="6.198cm" svg:height="1.77cm" svg:x="18cm" svg:y="12.4cm" svg:viewBox="0 0 6199 1771" svg:d="m6199 1594c0 97-116 177-256 177h-5690c-140 0-253-80-253-177v-1419c0-97 113-175 253-175h5690c140 0 256 78 256 175z">
          <text:p text:style-name="P3">&lt;office:styles/&gt;</text:p>
        </draw:path>
        <draw:path draw:style-name="gr5" draw:layer="layout" svg:width="5.937cm" svg:height="1.501cm" svg:x="18.114cm" svg:y="12.574cm" svg:viewBox="0 0 5938 1502" svg:d="m0 1273c45 131 211 229 413 229h5097c236 0 428-134 428-298v-1003c0-78-45-148-116-201-11 14-6 11-20 28-34 41-79 89-134 142-56 52-125 109-204 168-40 29-85 59-131 89s-97 61-152 90c-54 30-111 60-172 89s-127 58-194 85c-70 28-144 55-222 80-76 25-157 49-244 72-85 22-175 43-269 62-95 19-194 35-299 50-92 13-182 23-270 29-87 7-172 11-254 13-84 1-163 1-242-2-80-2-156-6-233-11-152-10-299-24-445-38s-290-27-438-36c-73-4-147-6-222-7s-151-1-227 3c-78 3-156 10-239 19-81 9-163 21-248 37-85 15-173 35-264 58-89 24-184 53-280 85-97 33-197 71-301 114-37 16-79 37-118 54z">
          <text:p/>
        </draw:path>
        <draw:path draw:style-name="gr6" draw:layer="layout" svg:width="5.954cm" svg:height="1.616cm" svg:x="18.132cm" svg:y="12.477cm" svg:viewBox="0 0 5955 1617" svg:d="m5955 1470c0 80-97 147-213 147h-5531c-117 0-211-67-211-147v-1324c0-81 94-146 211-146h5531c116 0 213 65 213 146z">
          <text:p/>
        </draw:path>
        <draw:frame draw:style-name="gr19" draw:layer="layout" svg:width="0.002cm" svg:height="0.937cm" svg:x="21.136cm" svg:y="13.256cm">
          <draw:text-box>
            <text:p/>
          </draw:text-box>
        </draw:frame>
        <draw:path draw:style-name="gr9" draw:layer="layout" svg:width="0.99cm" svg:height="0.763cm" draw:transform="rotate (-1.57079632679579) translate (24.915cm 11.0089999999996cm)" svg:viewBox="0 0 991 764" svg:d="m78-49830 913 382-913 382v-291c-45-10-78-47-78-91s33-82 78-92z">
          <text:p/>
        </draw:path>
        <draw:path draw:style-name="gr10" draw:layer="layout" svg:width="0.8cm" svg:height="0.408cm" draw:transform="rotate (-1.57079632679579) translate (24.5879999999992cm 11.1109999999996cm)" svg:viewBox="0 0 801 409" svg:d="m801-49122c-569-234-801 355-801 355z">
          <text:p/>
        </draw:path>
        <draw:polygon draw:style-name="gr11" draw:layer="layout" svg:width="0.778cm" svg:height="0.654cm" draw:transform="rotate (-1.57079632679579) translate (24.856cm 11.1229999999992cm)" svg:viewBox="0 0 779 655" draw:points="779,-49389 4,-49712 0,-49057">
          <text:p/>
        </draw:polygon>
        <draw:polyline draw:style-name="gr20" draw:layer="layout" svg:width="2.081cm" svg:height="0.999cm" draw:transform="rotate (-1.57079632679579) translate (24.4999999999993cm 8.9999999999988cm)" svg:viewBox="0 0 2082 1000" draw:points="0,-48000 500,-49000 2082,-49000">
          <text:p/>
        </draw:polyline>
        <presentation:notes draw:style-name="dp2">
          <office:forms form:automatic-focus="false" form:apply-design-mode="false"/>
          <draw:page-thumbnail draw:style-name="gr1" draw:layer="layout" svg:width="12.982cm" svg:height="9.737cm" svg:x="3.14cm" svg:y="1.905cm" draw:page-number="6" presentation:class="page"/>
          <draw:frame presentation:style-name="pr5" draw:layer="layout" svg:width="14.182cm" svg:height="11.642cm" svg:x="2.54cm" svg:y="12.277cm" presentation:class="notes">
            <draw:text-box>
              <text:p><text:s/>- see slide 5 for reference</text:p>
            </draw:text-box>
          </draw:frame>
        </presentation:notes>
      </draw:page>
      <draw:page draw:name="page7" draw:style-name="dp1" draw:master-page-name="Green-Burst_20_Break" presentation:presentation-page-layout-name="AL2T19">
        <office:forms form:automatic-focus="false" form:apply-design-mode="false"/>
        <draw:frame presentation:style-name="pr7" draw:text-style-name="P1" draw:layer="layout" svg:width="22.859cm" svg:height="2.753cm" svg:x="0.913cm" svg:y="7.825cm" presentation:class="title" presentation:user-transformed="true">
          <draw:text-box>
            <text:p text:style-name="P1">DEMO: ODF Impor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" presentation:class="page"/>
          <draw:frame presentation:style-name="pr8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Green-Bullet" presentation:presentation-page-layout-name="AL1T1">
        <office:forms form:automatic-focus="false" form:apply-design-mode="false"/>
        <draw:frame presentation:style-name="pr4" draw:layer="layout" svg:width="20.683cm" svg:height="2.753cm" svg:x="2.732cm" svg:y="0.709cm" presentation:class="title">
          <draw:text-box>
            <text:p>Why ODF Import is Suboptimal</text:p>
          </draw:text-box>
        </draw:frame>
        <draw:frame presentation:style-name="Green-Bullet-outline1" draw:layer="layout" svg:width="20.995cm" svg:height="12.375cm" svg:x="2.768cm" svg:y="4.315cm" presentation:class="outline" presentation:user-transformed="true">
          <draw:text-box>
            <text:list text:style-name="L5">
              <text:list-item>
                <text:p>Inevitable information loss:</text:p>
                <text:list>
                  <text:list-item>
                    <text:p>Inferior gradients</text:p>
                  </text:list-item>
                  <text:list-item>
                    <text:p>Inferior fill rules</text:p>
                  </text:list-item>
                  <text:list-item>
                    <text:p>Inferior line stroking &amp; dashing</text:p>
                  </text:list-item>
                  <text:list-item>
                    <text:p>Inferior line end markers</text:p>
                  </text:list-item>
                  <text:list-item>
                    <text:p>Grouping much less expressive</text:p>
                  </text:list-item>
                  <text:list-item>
                    <text:p>No 'template' shapes</text:p>
                  </text:list-item>
                  <text:list-item>
                    <text:p>No clipping</text:p>
                  </text:list-item>
                  <text:list-item>
                    <text:p>No filters</text:p>
                  </text:list-item>
                </text:list>
              </text:list-item>
              <text:list-item>
                <text:p>i.e. all non-representable features need to be emulated via custom rende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982cm" svg:height="9.737cm" svg:x="3.14cm" svg:y="1.905cm" draw:page-number="8" presentation:class="page"/>
          <draw:frame presentation:style-name="pr5" draw:layer="layout" svg:width="14.182cm" svg:height="11.642cm" svg:x="2.54cm" svg:y="12.277cm" presentation:class="notes" presentation:user-transformed="true">
            <draw:text-box>
              <text:p><text:s/>- mutually incompatible - odf has better text markup (locales,</text:p>
              <text:p><text:s text:c="3"/>formatting, number, bullets - but note that svg is focused on</text:p>
              <text:p><text:s text:c="3"/>graphics, and is explicitely designed for embedding, e.g. in</text:p>
              <text:p><text:s text:c="3"/>(x)html), two more gradient types (not exactly mappable via</text:p>
              <text:p><text:s text:c="3"/>transformed svg gradients)</text:p>
              <text:p><text:s text:c="3"/>but otherwise, SVG is much more expressive</text:p>
              <text:p><text:s/>- fill rule: implicitely even-odd, though non-zero can be emulated</text:p>
              <text:p><text:s text:c="3"/>via polygon swapping</text:p>
              <text:p><text:s/>- line stroking: no line ends</text:p>
              <text:p><text:s/>- line dashing: no dash array</text:p>
              <text:p><text:s/>- line ends: no arbitrary shapes</text:p>
              <text:p><text:s/>- grouping: no propagation of attributes (transformation, fills,</text:p>
              <text:p><text:s text:c="3"/>etc.)</text:p>
              <text:p/>
            </draw:text-box>
          </draw:frame>
        </presentation:notes>
      </draw:page>
      <draw:page draw:name="page9" draw:style-name="dp1" draw:master-page-name="Green-Bullet" presentation:presentation-page-layout-name="AL1T1">
        <office:forms form:automatic-focus="false" form:apply-design-mode="false"/>
        <draw:frame presentation:style-name="pr4" draw:layer="layout" svg:width="20.683cm" svg:height="2.753cm" svg:x="2.732cm" svg:y="0.709cm" presentation:class="title">
          <draw:text-box>
            <text:p>SVG Graphic Import</text:p>
          </draw:text-box>
        </draw:frame>
        <draw:frame presentation:style-name="Green-Bullet-outline1" draw:layer="layout" svg:width="20.995cm" svg:height="12.375cm" svg:x="2.768cm" svg:y="4.315cm" presentation:class="outline" presentation:user-transformed="true">
          <draw:text-box>
            <text:p>The “Insert-&gt;Picture” variant</text:p>
            <text:list text:style-name="L5">
              <text:list-item>
                <text:p>most code shared with ODF import</text:p>
              </text:list-item>
              <text:list-item>
                <text:p>Adding render commands to a metafile, instead of streaming ODF</text:p>
              </text:list-item>
              <text:list-item>
                <text:p>Yields an atomic, non-editable image like PNG or EM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982cm" svg:height="9.737cm" svg:x="3.14cm" svg:y="1.905cm" draw:page-number="9" presentation:class="page"/>
          <draw:frame presentation:style-name="pr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0" draw:style-name="dp1" draw:master-page-name="Green-Bullet" presentation:presentation-page-layout-name="AL2T19">
        <office:forms form:automatic-focus="false" form:apply-design-mode="false"/>
        <draw:frame presentation:style-name="pr6" draw:layer="layout" svg:width="20.683cm" svg:height="2.753cm" svg:x="2.732cm" svg:y="0.709cm" presentation:class="title">
          <draw:text-box>
            <text:p>Architecture</text:p>
          </draw:text-box>
        </draw:frame>
        <draw:frame draw:style-name="gr2" draw:text-style-name="P2" draw:layer="layout" svg:width="14.26cm" svg:height="0.395cm" svg:x="10.5cm" svg:y="18.001cm">
          <draw:text-box>
            <text:p><text:span text:style-name="T9">Cliparts from: http://openclipart.org/people/skadge/skadge_SVG_widgets_for_diagrams.svg</text:span></text:p>
          </draw:text-box>
        </draw:frame>
        <draw:path draw:style-name="gr3" draw:layer="layout" svg:width="4.293cm" svg:height="1.77cm" svg:x="10.606cm" svg:y="3.972cm" svg:viewBox="0 0 4294 1771" svg:d="m4294 1594c0 97-80 177-177 177h-3942c-97 0-175-80-175-177v-1419c0-97 78-175 175-175h3942c97 0 177 78 177 175z">
          <text:p/>
        </draw:path>
        <draw:path draw:style-name="gr4" draw:layer="layout" svg:width="4.293cm" svg:height="1.77cm" svg:x="10.536cm" svg:y="3.901cm" svg:viewBox="0 0 4294 1771" svg:d="m4294 1594c0 97-80 177-177 177h-3942c-97 0-175-80-175-177v-1419c0-97 78-175 175-175h3942c97 0 177 78 177 175z">
          <text:p text:style-name="P3">&lt;svg/&gt;</text:p>
        </draw:path>
        <draw:path draw:style-name="gr5" draw:layer="layout" svg:width="4.112cm" svg:height="1.501cm" svg:x="10.615cm" svg:y="4.075cm" svg:viewBox="0 0 4113 1502" svg:d="m0 1273c31 131 146 229 286 229h3531c163 0 296-134 296-298v-1003c0-78-31-148-80-201-8 14-4 11-14 28-24 41-55 89-93 142-39 52-86 109-141 168-28 29-59 59-91 89s-67 61-105 90c-37 30-77 60-119 89s-88 58-135 85c-48 28-99 55-153 80-53 25-109 49-169 72-59 22-122 43-187 62-66 19-134 35-207 50-64 13-126 23-187 29-60 7-119 11-176 13-58 1-113 1-168-2-55-2-108-6-161-11-105-10-207-24-308-38s-201-27-303-36c-51-4-102-6-154-7s-105-1-158 3c-54 3-108 10-165 19-56 9-113 21-172 37-59 15-120 35-183 58-62 24-127 53-194 85-67 33-136 71-208 114-26 16-55 37-82 54z">
          <text:p/>
        </draw:path>
        <draw:path draw:style-name="gr6" draw:layer="layout" svg:width="4.124cm" svg:height="1.616cm" svg:x="10.627cm" svg:y="3.978cm" svg:viewBox="0 0 4125 1617" svg:d="m4125 1470c0 80-67 147-148 147h-3831c-81 0-146-67-146-147v-1324c0-81 65-146 146-146h3831c81 0 148 65 148 146z">
          <text:p/>
        </draw:path>
        <draw:frame draw:style-name="gr7" draw:layer="layout" svg:width="0.002cm" svg:height="0.937cm" svg:x="12.708cm" svg:y="4.757cm">
          <draw:text-box>
            <text:p/>
          </draw:text-box>
        </draw:frame>
        <draw:polygon draw:style-name="gr8" draw:layer="layout" svg:width="2.692cm" svg:height="0.877cm" draw:transform="rotate (1.5707963267946) translate (9.522cm 7.47600000000115cm)" svg:viewBox="0 0 2693 878" draw:points="0,19044 2134,19044 2140,19045 2146,19048 2152,19053 2155,19057 2693,19805 2672,19863 2652,19922 2123,19185 0,19185 0,19115">
          <text:p/>
        </draw:polygon>
        <draw:path draw:style-name="gr9" draw:layer="layout" svg:width="0.99cm" svg:height="0.763cm" draw:transform="rotate (1.5707963267946) translate (9.21600000000731cm 8.40100000000304cm)" svg:viewBox="0 0 991 764" svg:d="m913 18432-913 382 913 382v-291c45-10 78-47 78-91s-33-82-78-92z">
          <text:p/>
        </draw:path>
        <draw:path draw:style-name="gr10" draw:layer="layout" svg:width="0.8cm" svg:height="0.408cm" draw:transform="rotate (1.5707963267946) translate (9.5430000000023cm 8.31300000000043cm)" svg:viewBox="0 0 801 409" svg:d="m0 19140c569-234 801 355 801 355z">
          <text:p/>
        </draw:path>
        <draw:polygon draw:style-name="gr11" draw:layer="layout" svg:width="0.778cm" svg:height="0.654cm" draw:transform="rotate (1.5707963267946) translate (9.27500000000621cm 8.30300000000258cm)" svg:viewBox="0 0 779 655" draw:points="0,18873 775,18550 779,19205">
          <text:p/>
        </draw:polygon>
        <draw:path draw:style-name="gr3" draw:layer="layout" svg:width="9.347cm" svg:height="1.77cm" svg:x="4.952cm" svg:y="8.63cm" svg:viewBox="0 0 9348 1771" svg:d="m9348 1594c0 97-175 177-386 177h-8581c-211 0-381-80-381-177v-1419c0-97 170-175 381-175h8581c211 0 386 78 386 175z">
          <text:p/>
        </draw:path>
        <draw:path draw:style-name="gr4" draw:layer="layout" svg:width="9.347cm" svg:height="1.77cm" svg:x="4.8cm" svg:y="8.559cm" svg:viewBox="0 0 9348 1771" svg:d="m9348 1594c0 97-175 177-386 177h-8581c-211 0-381-80-381-177v-1419c0-97 170-175 381-175h8581c211 0 386 78 386 175z">
          <text:p text:style-name="P3">xml::dom::XDocument</text:p>
        </draw:path>
        <draw:path draw:style-name="gr5" draw:layer="layout" svg:width="8.953cm" svg:height="1.501cm" svg:x="4.972cm" svg:y="8.733cm" svg:viewBox="0 0 8954 1502" svg:d="m0 1273c67 131 318 229 623 229h7686c355 0 645-134 645-298v-1003c0-78-68-148-175-201-17 14-8 11-30 28-52 41-120 89-202 142-85 52-188 109-307 168-61 29-129 59-199 89s-145 61-228 90c-81 30-168 60-259 89s-192 58-294 85c-105 28-216 55-333 80-115 25-237 49-368 72-128 22-266 43-407 62-144 19-292 35-451 50-139 13-274 23-407 29-130 7-259 11-383 13-126 1-246 1-366-2-119-2-235-6-350-11-229-10-451-24-671-38s-437-27-659-36c-111-4-222-6-335-7s-229-1-344 3c-118 3-235 10-360 19-121 9-246 21-374 37-128 15-261 35-398 58-135 24-277 53-423 85-146 33-296 71-452 114-57 16-120 37-179 54z">
          <text:p/>
        </draw:path>
        <draw:path draw:style-name="gr6" draw:layer="layout" svg:width="8.979cm" svg:height="1.616cm" svg:x="4.998cm" svg:y="8.636cm" svg:viewBox="0 0 8980 1617" svg:d="m8980 1470c0 80-146 147-322 147h-8340c-177 0-318-67-318-147v-1324c0-81 141-146 318-146h8340c176 0 322 65 322 146z">
          <text:p/>
        </draw:path>
        <draw:frame draw:style-name="gr12" draw:layer="layout" svg:width="0.005cm" svg:height="0.937cm" svg:x="9.528cm" svg:y="9.415cm">
          <draw:text-box>
            <text:p/>
          </draw:text-box>
        </draw:frame>
        <draw:path draw:style-name="gr3" draw:layer="layout" svg:width="6.669cm" svg:height="3.478cm" svg:x="15.982cm" svg:y="8.122cm" svg:viewBox="0 0 6670 3479" svg:d="m3334 0c1253 0 3336 484 3336 1738s-2082 1741-3336 1741-3334-487-3334-1741 2080-1738 3334-1738z">
          <text:p/>
        </draw:path>
        <draw:path draw:style-name="gr16" draw:layer="layout" svg:width="6.669cm" svg:height="3.478cm" svg:x="15.9cm" svg:y="8cm" svg:viewBox="0 0 6670 3479" svg:d="m3334 0c1253 0 3336 484 3336 1738s-2082 1741-3336 1741-3334-487-3334-1741 2080-1738 3334-1738z">
          <text:p text:style-name="P3">annotateStyles()</text:p>
        </draw:path>
        <draw:path draw:style-name="gr5" draw:layer="layout" svg:width="6.191cm" svg:height="1.899cm" svg:x="16.215cm" svg:y="9.434cm" svg:viewBox="0 0 6192 1900" svg:d="m3060 1900c1175-49 3127-438 3132-1625-630-450-909-227-975-170s-135 116-211 170c-74 54-152 108-235 157-82 51-170 97-262 141-92 45-189 86-292 124-102 37-208 70-320 99-99 25-197 45-290 57-94 14-185 22-273 25-89 3-177 2-261-2-85-5-169-12-250-23-163-19-320-48-478-75-156-27-312-54-470-70-78-9-1318-180-1875 41 675 877 2045 1193 3060 1151z">
          <text:p/>
        </draw:path>
        <draw:path draw:style-name="gr6" draw:layer="layout" svg:width="6.406cm" svg:height="3.176cm" svg:x="16.04cm" svg:y="8.15cm" svg:viewBox="0 0 6407 3177" svg:d="m3203 0c1192 0 3204 396 3204 1588s-2012 1589-3204 1589-3203-397-3203-1589 2011-1588 3203-1588z">
          <text:p/>
        </draw:path>
        <draw:frame draw:style-name="gr21" draw:layer="layout" svg:width="0.003cm" svg:height="1.234cm" svg:x="19.265cm" svg:y="9.699cm">
          <draw:text-box>
            <text:p/>
          </draw:text-box>
        </draw:frame>
        <draw:path draw:style-name="gr9" draw:layer="layout" svg:width="0.99cm" svg:height="0.763cm" svg:x="13.382cm" svg:y="7.017cm" svg:viewBox="0 0 991 764" svg:d="m913 0-913 382 913 382v-291c45-10 78-47 78-91s-33-82-78-92z">
          <text:p/>
        </draw:path>
        <draw:path draw:style-name="gr10" draw:layer="layout" svg:width="0.8cm" svg:height="0.408cm" svg:x="13.47cm" svg:y="7.344cm" svg:viewBox="0 0 801 409" svg:d="m0 54c569-234 801 355 801 355z">
          <text:p/>
        </draw:path>
        <draw:polygon draw:style-name="gr11" draw:layer="layout" svg:width="0.778cm" svg:height="0.654cm" svg:x="13.48cm" svg:y="7.076cm" svg:viewBox="0 0 779 655" draw:points="0,323 775,0 779,655">
          <text:p/>
        </draw:polygon>
        <draw:path draw:style-name="gr5" draw:layer="layout" svg:width="5.962cm" svg:height="2.214cm" svg:x="3.286cm" svg:y="13.989cm" svg:viewBox="0 0 5963 2215" svg:d="m2435 2215 3528-1786-829-429c-56 66-32-38-97 28s-133 130-206 194-150 128-234 188c-82 61-169 120-261 175-92 56-189 108-291 157-103 50-210 95-325 137-113 41-231 78-355 110-110 28-219 50-322 64-105 15-206 24-304 27-99 4-196 3-290-2-94-6-187-13-277-25-181-22-356-54-531-84-174-30-347-60-522-78-87-9-175-15-265-18-90-1-181 0-273 8-93 9-187 22-284 42-97 19-195 46-297 81z">
          <text:p/>
        </draw:path>
        <draw:frame draw:style-name="gr15" draw:layer="layout" svg:width="0.002cm" svg:height="1.042cm" svg:x="6.433cm" svg:y="13.883cm">
          <draw:text-box>
            <text:p/>
          </draw:text-box>
        </draw:frame>
        <draw:polygon draw:style-name="gr8" draw:layer="layout" svg:width="2.692cm" svg:height="0.877cm" draw:transform="rotate (1.5707963267946) translate (3.622cm 12.1940000000013cm)" svg:viewBox="0 0 2693 878" draw:points="0,7244 2134,7244 2140,7245 2146,7248 2152,7253 2155,7257 2693,8005 2672,8063 2652,8122 2123,7385 0,7385 0,7315">
          <text:p/>
        </draw:polygon>
        <draw:path draw:style-name="gr9" draw:layer="layout" svg:width="0.99cm" svg:height="0.763cm" draw:transform="rotate (1.5707963267946) translate (3.31600000000729cm 13.1190000000033cm)" svg:viewBox="0 0 991 764" svg:d="m913 6632-913 382 913 382v-291c45-10 78-47 78-91s-33-82-78-92z">
          <text:p/>
        </draw:path>
        <draw:path draw:style-name="gr10" draw:layer="layout" svg:width="0.8cm" svg:height="0.408cm" draw:transform="rotate (1.5707963267946) translate (3.64300000000229cm 13.0310000000006cm)" svg:viewBox="0 0 801 409" svg:d="m0 7340c569-234 801 355 801 355z">
          <text:p/>
        </draw:path>
        <draw:polygon draw:style-name="gr11" draw:layer="layout" svg:width="0.778cm" svg:height="0.654cm" draw:transform="rotate (1.5707963267946) translate (3.37500000000621cm 13.0210000000027cm)" svg:viewBox="0 0 779 655" draw:points="0,7073 775,6750 779,7405">
          <text:p/>
        </draw:polygon>
        <draw:path draw:style-name="gr3" draw:layer="layout" svg:width="7.871cm" svg:height="1.77cm" svg:x="12.628cm" svg:y="15.372cm" svg:viewBox="0 0 7872 1771" svg:d="m7872 1594c0 97-147 177-325 177h-7226c-178 0-321-80-321-177v-1419c0-97 143-175 321-175h7226c178 0 325 78 325 175z">
          <text:p/>
        </draw:path>
        <draw:path draw:style-name="gr4" draw:layer="layout" svg:width="7.871cm" svg:height="1.77cm" svg:x="12.5cm" svg:y="15.301cm" svg:viewBox="0 0 7872 1771" svg:d="m7872 1594c0 97-147 177-325 177h-7226c-178 0-321-80-321-177v-1419c0-97 143-175 321-175h7226c178 0 325 78 325 175z">
          <text:p text:style-name="P3">class GDIMetaFile;</text:p>
        </draw:path>
        <draw:path draw:style-name="gr5" draw:layer="layout" svg:width="7.539cm" svg:height="1.501cm" svg:x="12.645cm" svg:y="15.475cm" svg:viewBox="0 0 7540 1502" svg:d="m0 1273c57 131 268 229 524 229h6473c299 0 543-134 543-298v-1003c0-78-57-148-147-201-14 14-7 11-25 28-44 41-101 89-171 142-71 52-158 109-258 168-52 29-109 59-167 89s-123 61-193 90c-68 30-141 60-218 89s-161 58-247 85c-88 28-182 55-281 80-97 25-200 49-310 72-108 22-223 43-342 62-121 19-246 35-380 50-117 13-231 23-343 29-110 7-218 11-322 13-107 1-207 1-308-2-101-2-198-6-295-11-193-10-380-24-565-38s-369-27-556-36c-93-4-187-6-282-7s-192-1-289 3c-99 3-198 10-303 19-103 9-207 21-315 37-108 15-220 35-336 58-113 24-233 53-355 85-123 33-250 71-382 114-47 16-101 37-150 54z">
          <text:p/>
        </draw:path>
        <draw:path draw:style-name="gr6" draw:layer="layout" svg:width="7.561cm" svg:height="1.616cm" svg:x="12.667cm" svg:y="15.378cm" svg:viewBox="0 0 7562 1617" svg:d="m7562 1470c0 80-123 147-271 147h-7023c-149 0-268-67-268-147v-1324c0-81 119-146 268-146h7023c148 0 271 65 271 146z">
          <text:p/>
        </draw:path>
        <draw:frame draw:style-name="gr14" draw:layer="layout" svg:width="0.003cm" svg:height="0.937cm" svg:x="16.482cm" svg:y="16.157cm">
          <draw:text-box>
            <text:p/>
          </draw:text-box>
        </draw:frame>
        <draw:polygon draw:style-name="gr8" draw:layer="layout" svg:width="2.692cm" svg:height="0.877cm" draw:transform="rotate (3.1415926535892) translate (11.0750000000013cm 16.379cm)" svg:viewBox="0 0 2693 878" draw:points="0,-32758 2134,-32758 2140,-32757 2146,-32754 2152,-32749 2155,-32745 2693,-31997 2672,-31939 2652,-31880 2123,-32617 0,-32617 0,-32687">
          <text:p/>
        </draw:polygon>
        <draw:path draw:style-name="gr9" draw:layer="layout" svg:width="-0.99cm" svg:height="-0.763cm" svg:x="12cm" svg:y="16.685cm" svg:viewBox="0 0 -991 -764" svg:d="m913-33370-913 382 913 382v-291c45-10 78-47 78-91s-33-82-78-92z">
          <text:p/>
        </draw:path>
        <draw:path draw:style-name="gr10" draw:layer="layout" svg:width="-0.8cm" svg:height="-0.408cm" svg:x="11.912cm" svg:y="16.358cm" svg:viewBox="0 0 -801 -409" svg:d="m0-32662c569-234 801 355 801 355z">
          <text:p/>
        </draw:path>
        <draw:polygon draw:style-name="gr11" draw:layer="layout" svg:width="-0.778cm" svg:height="-0.654cm" svg:x="11.902cm" svg:y="16.626cm" svg:viewBox="0 0 -779 -655" draw:points="0,-32929 775,-33252 779,-32597">
          <text:p/>
        </draw:polygon>
        <draw:path draw:style-name="gr3" draw:layer="layout" svg:width="5.63cm" svg:height="2.936cm" svg:x="2.369cm" svg:y="13.464cm" svg:viewBox="0 0 5631 2937" svg:d="m2814 0c1059 0 2817 409 2817 1468s-1758 1469-2817 1469-2814-411-2814-1469 1756-1468 2814-1468z">
          <text:p/>
        </draw:path>
        <draw:path draw:style-name="gr16" draw:layer="layout" svg:width="5.63cm" svg:height="2.936cm" svg:x="2.3cm" svg:y="13.361cm" svg:viewBox="0 0 5631 2937" svg:d="m2814 0c1059 0 2817 409 2817 1468s-1758 1469-2817 1469-2814-411-2814-1469 1756-1468 2814-1468z">
          <text:p text:style-name="P3">renderMtf()</text:p>
        </draw:path>
        <draw:path draw:style-name="gr5" draw:layer="layout" svg:width="5.226cm" svg:height="1.603cm" svg:x="2.566cm" svg:y="14.572cm" svg:viewBox="0 0 5227 1604" svg:d="m2583 1604c992-41 2640-370 2644-1371-532-380-767-193-823-144s-114 97-178 143c-62 46-128 91-198 133s-144 82-221 119c-78 38-160 72-247 104-86 31-176 60-270 84-84 21-166 38-245 48-79 12-156 19-231 21-75 3-149 2-220-2-72-4-142-9-211-19-137-16-270-41-403-63-132-23-264-46-397-60-66-6-1113-151-1583 35 570 741 1727 1007 2583 972z">
          <text:p/>
        </draw:path>
        <draw:path draw:style-name="gr6" draw:layer="layout" svg:width="5.408cm" svg:height="2.681cm" svg:x="2.419cm" svg:y="13.488cm" svg:viewBox="0 0 5409 2682" svg:d="m2704 0c1006 0 2705 334 2705 1341s-1699 1341-2705 1341-2704-335-2704-1341 1698-1341 2704-1341z">
          <text:p/>
        </draw:path>
        <draw:frame draw:style-name="gr15" draw:layer="layout" svg:width="0.002cm" svg:height="1.042cm" svg:x="5.141cm" svg:y="14.795cm">
          <draw:text-box>
            <text:p/>
          </draw:text-box>
        </draw:frame>
        <draw:polyline draw:style-name="gr20" draw:layer="layout" svg:width="2.499cm" svg:height="0.499cm" svg:x="14.3cm" svg:y="7.432cm" svg:viewBox="0 0 2500 500" draw:points="2500,500 2000,0 0,0">
          <text:p/>
        </draw:polyline>
        <draw:path draw:style-name="gr9" draw:layer="layout" svg:width="-0.99cm" svg:height="-0.763cm" svg:x="17cm" svg:y="12.032cm" svg:viewBox="0 0 -991 -764" svg:d="m913-24064-913 382 913 382v-291c45-10 78-47 78-91s-33-82-78-92z">
          <text:p/>
        </draw:path>
        <draw:path draw:style-name="gr10" draw:layer="layout" svg:width="-0.8cm" svg:height="-0.408cm" svg:x="16.912cm" svg:y="11.705cm" svg:viewBox="0 0 -801 -409" svg:d="m0-23356c569-234 801 355 801 355z">
          <text:p/>
        </draw:path>
        <draw:polygon draw:style-name="gr11" draw:layer="layout" svg:width="-0.778cm" svg:height="-0.654cm" svg:x="16.902cm" svg:y="11.973cm" svg:viewBox="0 0 -779 -655" draw:points="0,-23623 775,-23946 779,-23291">
          <text:p/>
        </draw:polygon>
        <draw:polyline draw:style-name="gr20" draw:layer="layout" svg:width="2.499cm" svg:height="0.499cm" draw:transform="rotate (3.1415926535892) translate (16.082cm 11.617cm)" svg:viewBox="0 0 2500 500" draw:points="2500,-22734 2000,-23234 0,-23234">
          <text:p/>
        </draw:polyline>
        <presentation:notes draw:style-name="dp2">
          <office:forms form:automatic-focus="false" form:apply-design-mode="false"/>
          <draw:page-thumbnail draw:style-name="gr1" draw:layer="layout" svg:width="12.982cm" svg:height="9.737cm" svg:x="3.14cm" svg:y="1.905cm" draw:page-number="10" presentation:class="page"/>
          <draw:frame presentation:style-name="pr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1" draw:style-name="dp1" draw:master-page-name="Green-Burst_20_Break" presentation:presentation-page-layout-name="AL2T19">
        <office:forms form:automatic-focus="false" form:apply-design-mode="false"/>
        <draw:frame presentation:style-name="pr7" draw:text-style-name="P1" draw:layer="layout" svg:width="22.859cm" svg:height="2.753cm" svg:x="0.913cm" svg:y="7.825cm" presentation:class="title" presentation:user-transformed="true">
          <draw:text-box>
            <text:p text:style-name="P1">DEMO: Graphics Impor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1" presentation:class="page"/>
          <draw:frame presentation:style-name="pr8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Green-Bullet" presentation:presentation-page-layout-name="AL1T1">
        <office:forms form:automatic-focus="false" form:apply-design-mode="false"/>
        <draw:frame presentation:style-name="pr4" draw:layer="layout" svg:width="20.683cm" svg:height="2.753cm" svg:x="2.732cm" svg:y="0.709cm" presentation:class="title">
          <draw:text-box>
            <text:p>What's Wrong With Graphic Import?</text:p>
          </draw:text-box>
        </draw:frame>
        <draw:frame presentation:style-name="Green-Bullet-outline1" draw:layer="layout" svg:width="21.232cm" svg:height="14.185cm" svg:x="2.368cm" svg:y="3.815cm" presentation:class="outline" presentation:user-transformed="true">
          <draw:text-box>
            <text:list text:style-name="L5">
              <text:list-item>
                <text:p>Duplicates effort – librsvg is there &amp; works like a charm</text:p>
              </text:list-item>
              <text:list-item>
                <text:p>Problem is, OOo does not easily lend itself to custom graphic renderers</text:p>
                <text:list>
                  <text:list-item>
                    <text:p>Historically, all OOo graphic filters convert to either</text:p>
                    <text:list>
                      <text:list-item>
                        <text:p>Bitmap, or</text:p>
                      </text:list-item>
                      <text:list-item>
                        <text:p>StarView Metafile (comparable to WMF)</text:p>
                      </text:list-item>
                    </text:list>
                  </text:list-item>
                  <text:list-item>
                    <text:p>There are two notable exception to the rule:</text:p>
                    <text:list>
                      <text:list-item>
                        <text:p>EPS tunneling for PostScript printers</text:p>
                      </text:list-item>
                      <text:list-item>
                        <text:p>Rodo's EMF+ import, rendered via Xcanvas</text:p>
                      </text:list-item>
                    </text:list>
                  </text:list-item>
                </text:list>
              </text:list-item>
              <text:list-item>
                <text:p>Hacking librsvg to pseudo-render to StarView Metafile is a waste – too little expressiven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982cm" svg:height="9.737cm" svg:x="3.14cm" svg:y="1.905cm" draw:page-number="12" presentation:class="page"/>
          <draw:frame presentation:style-name="pr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3" draw:style-name="dp1" draw:master-page-name="Green-Bullet" presentation:presentation-page-layout-name="AL1T1">
        <office:forms form:automatic-focus="false" form:apply-design-mode="false"/>
        <draw:frame presentation:style-name="pr4" draw:layer="layout" svg:width="20.683cm" svg:height="2.753cm" svg:x="2.732cm" svg:y="0.709cm" presentation:class="title">
          <draw:text-box>
            <text:p>Planned Graphic Import Improvements</text:p>
          </draw:text-box>
        </draw:frame>
        <draw:frame presentation:style-name="Green-Bullet-outline1" draw:layer="layout" svg:width="20.995cm" svg:height="12.375cm" svg:x="2.768cm" svg:y="4.315cm" presentation:class="outline" presentation:user-transformed="true">
          <draw:text-box>
            <text:list text:style-name="L5">
              <text:list-item>
                <text:p>better gradient &amp; text support for the ODF import</text:p>
              </text:list-item>
              <text:list-item>
                <text:p>use librsvg to render directly:</text:p>
                <text:list>
                  <text:list-item>
                    <text:p>either with the cairo backend</text:p>
                  </text:list-item>
                  <text:list-item>
                    <text:p>or via rendering::XCanvas</text:p>
                  </text:list-item>
                </text:list>
              </text:list-item>
              <text:list-item>
                <text:p>get Sun to accept it under non-SCA condi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982cm" svg:height="9.737cm" svg:x="3.14cm" svg:y="1.905cm" draw:page-number="13" presentation:class="page"/>
          <draw:frame presentation:style-name="pr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4" draw:style-name="dp1" draw:master-page-name="Green-Bullet" presentation:presentation-page-layout-name="AL1T1">
        <office:forms form:automatic-focus="false" form:apply-design-mode="false"/>
        <draw:frame presentation:style-name="pr4" draw:layer="layout" svg:width="20.683cm" svg:height="2.753cm" svg:x="2.732cm" svg:y="0.709cm" presentation:class="title" presentation:user-transformed="true">
          <draw:text-box>
            <text:p>Roadmap</text:p>
          </draw:text-box>
        </draw:frame>
        <draw:frame presentation:style-name="Green-Bullet-outline1" draw:layer="layout" svg:width="20.995cm" svg:height="14.185cm" svg:x="2.768cm" svg:y="4.015cm" presentation:class="outline" presentation:user-transformed="true">
          <draw:text-box>
            <text:list text:style-name="L5">
              <text:list-item>
                <text:p>Improve SVG to ODF mapping on demand</text:p>
              </text:list-item>
              <text:list-item>
                <text:p>bin SVG to SVM mapping mid-term, and replace with librsvg binding</text:p>
                <text:list>
                  <text:list-item>
                    <text:p>if possible, provide a generic render plugin mechanism for other vector formats:</text:p>
                    <text:list>
                      <text:list-item>
                        <text:p>WMF/EMF (join forces with Abiword/libwmf)</text:p>
                      </text:list-item>
                      <text:list-item>
                        <text:p>EMF+</text:p>
                      </text:list-item>
                      <text:list-item>
                        <text:p>SVG (librsvg)</text:p>
                      </text:list-item>
                      <text:list-item>
                        <text:p>EPS/PDF (gs/poppler)</text:p>
                      </text:list-item>
                      <text:list-item>
                        <text:p>SVM (extract own code to lib)</text:p>
                      </text:list-item>
                      <text:list-item>
                        <text:p>PICT (extract own code to lib)</text:p>
                      </text:list-item>
                    </text:list>
                  </text:list-item>
                </text:list>
              </text:list-item>
              <text:list-item>
                <text:p>Long-term, decouple all graphic filters from core OO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982cm" svg:height="9.737cm" svg:x="3.14cm" svg:y="1.905cm" draw:page-number="14" presentation:class="page"/>
          <draw:frame presentation:style-name="pr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5" draw:style-name="dp1" draw:master-page-name="Green-Burst_20_Break" presentation:presentation-page-layout-name="AL2T19">
        <office:forms form:automatic-focus="false" form:apply-design-mode="false"/>
        <draw:frame presentation:style-name="pr7" draw:text-style-name="P1" draw:layer="layout" svg:width="22.859cm" svg:height="2.753cm" svg:x="0.913cm" svg:y="7.825cm" presentation:class="title" presentation:user-transformed="true">
          <draw:text-box>
            <text:p text:style-name="P1">Q &amp; 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5" presentation:class="page"/>
          <draw:frame presentation:style-name="pr8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svggradient31" draw:style="linear" draw:start-color="#ea8c03" draw:end-color="#fcaf3e" draw:start-intensity="100%" draw:end-intensity="100%" draw:angle="0" draw:border="0%"/>
    <draw:gradient draw:name="svggradient59" draw:style="linear" draw:start-color="#ffffff" draw:end-color="#ffffff" draw:start-intensity="100%" draw:end-intensity="100%" draw:angle="0" draw:border="0%"/>
    <draw:gradient draw:name="svggradient65" draw:style="linear" draw:start-color="#f57900" draw:end-color="#fcaf3e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svgopacity59" draw:style="linear" draw:start="0%" draw:end="10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76cm" svg:stroke-color="#5a5a64" draw:marker-start-width="0.305cm" draw:marker-start-center="false" draw:marker-end-width="0.305cm" draw:marker-end-center="false" draw:fill="solid" draw:fill-color="#cccccd" draw:fill-gradient-name="Gradient_20_7" draw:fill-hatch-name="Hatch_20_1" draw:fill-image-name="Bitmape_20_1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style-name="Regular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20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color="#ffffff" fo:font-size="44pt" fo:font-weight="bold"/>
    </style:style>
    <style:style style:name="title1" style:family="graphic" style:parent-style-name="standard">
      <style:graphic-properties draw:stroke="none" draw:fill="solid" draw:fill-color="#008080" draw:textarea-horizontal-align="left" draw:textarea-vertical-align="middle" draw:shadow="visible" draw:shadow-offset-x="0.2cm" draw:shadow-offset-y="0.2cm" draw:shadow-color="#808080"/>
      <style:paragraph-properties fo:line-height="95%" fo:text-align="start"/>
      <style:text-properties fo:color="#e00000" fo:font-size="32pt" fo:font-weight="bold"/>
    </style:style>
    <style:style style:name="title2" style:family="graphic" style:parent-style-name="standard">
      <style:graphic-properties svg:stroke-width="0.05cm" draw:fill-color="#ffcc99" draw:textarea-horizontal-align="right" draw:textarea-vertical-align="middle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cm" fo:margin-bottom="0cm" fo:text-align="center" fo:text-indent="0cm"/>
      <style:text-properties fo:color="#ffffff" fo:font-size="32pt" fo:font-weight="normal"/>
    </style:style>
    <style:style style:name="headline" style:family="graphic" style:parent-style-name="standard">
      <style:graphic-properties draw:stroke="none" draw:fill="none"/>
      <style:paragraph-properties fo:margin-top="0cm" fo:margin-bottom="0cm"/>
      <style:text-properties fo:font-size="32pt" fo:font-weight="bold"/>
    </style:style>
    <style:style style:name="headline1" style:family="graphic" style:parent-style-name="standard">
      <style:graphic-properties draw:stroke="none" draw:fill="none"/>
      <style:paragraph-properties fo:margin-top="0cm" fo:margin-bottom="0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cm" fo:margin-bottom="0cm"/>
      <style:text-properties fo:font-size="14pt" fo:font-style="normal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ructogram" style:family="graphic" style:parent-style-name="standard">
      <style:graphic-properties draw:shadow-offset-x="0.31cm" draw:shadow-offset-y="0.31cm"/>
      <style:paragraph-properties fo:text-align="center"/>
      <style:text-properties fo:font-size="14pt"/>
    </style:style>
    <style:style style:name="sample-background" style:family="presentation">
      <style:graphic-properties draw:stroke="none" draw:fill="none"/>
    </style:style>
    <style:style style:name="sample-backgroundobjects" style:family="presentation">
      <style:graphic-properties draw:shadow="hidden" draw:shadow-offset-x="0.3cm" draw:shadow-offset-y="0.3cm" draw:shadow-color="#808080"/>
    </style:style>
    <style:style style:name="sample-notes" style:family="presentation">
      <style:graphic-properties draw:stroke="none" draw:fill="none">
        <text:list-style style:name="samp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ample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2.57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ample-outline1">
          <text:list-level-style-bullet text:level="1" text:bullet-char=" ">
            <style:list-level-properties/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2" text:bullet-char=" ">
            <style:list-level-properties/>
            <style:text-properties fo:font-family="Arial" style:font-style-name="Regular" style:font-family-generic="swiss" style:font-pitch="variable" fo:color="#3c3c41" fo:font-size="75%"/>
          </text:list-level-style-bullet>
          <text:list-level-style-bullet text:level="3" text:bullet-char=" ">
            <style:list-level-properties/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4" text:bullet-char=" ">
            <style:list-level-properties/>
            <style:text-properties fo:font-family="Arial" style:font-style-name="Regular" style:font-family-generic="swiss" style:font-pitch="variable" fo:color="#3c3c41" fo:font-size="75%"/>
          </text:list-level-style-bullet>
          <text:list-level-style-bullet text:level="5" text:bullet-char=" ">
            <style:list-level-properties/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6" text:bullet-char=" ">
            <style:list-level-properties/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7" text:bullet-char=" ">
            <style:list-level-properties/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8" text:bullet-char=" ">
            <style:list-level-properties/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9" text:bullet-char=" ">
            <style:list-level-properties/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cm" fo:line-height="110%" fo:text-align="start" fo:text-indent="-0.9cm" style:text-autospace="ideograph-alpha" style:punctuation-wrap="simple" style:line-break="strict">
        <style:tab-stops/>
      </style:paragraph-properties>
      <style:text-properties fo:color="#3c3c41" style:text-outline="false" style:text-line-through-style="none" style:text-position="0% 100%" fo:font-family="Utopia, Arial" style:font-style-name="粗体" style:font-family-generic="roman" style:font-pitch="variable" fo:font-size="16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方正楷体" style:font-style-name-asian="标准" style:font-pitch-asian="variable" style:font-size-asian="16pt" style:language-asian="zh" style:country-asian="CN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 fo:hyphenate="false"/>
    </style:style>
    <style:style style:name="sample-outline2" style:family="presentation" style:parent-style-name="sample-outline1">
      <style:graphic-properties fo:wrap-option="wrap"/>
      <style:paragraph-properties fo:margin-left="2.4cm" fo:margin-right="0cm" fo:margin-top="0cm" fo:margin-bottom="0cm" fo:line-height="110%" fo:text-align="start" fo:text-indent="-0.8cm"/>
      <style:text-properties fo:color="#3c3c41" fo:font-family="Utopia, Arial" style:font-style-name="标准" style:font-family-generic="roman" style:font-pitch="variable" fo:font-size="14pt" fo:font-weight="normal" style:font-size-asian="14pt" style:font-size-complex="28pt"/>
    </style:style>
    <style:style style:name="sample-outline3" style:family="presentation" style:parent-style-name="sample-outline2">
      <style:graphic-properties fo:wrap-option="no-wrap"/>
      <style:paragraph-properties fo:margin-left="0cm" fo:margin-right="0cm" fo:margin-top="0cm" fo:margin-bottom="0.3cm" fo:line-height="105%" fo:text-align="start" fo:text-indent="0cm"/>
      <style:text-properties fo:font-family="Arial" style:font-family-generic="swiss" style:font-pitch="variable" fo:font-size="16pt" style:font-size-asian="24pt" style:font-size-complex="24pt"/>
    </style:style>
    <style:style style:name="sample-outline4" style:family="presentation" style:parent-style-name="sample-outline3">
      <style:graphic-properties fo:wrap-option="wrap"/>
      <style:paragraph-properties fo:margin-left="0cm" fo:margin-right="0cm" fo:margin-top="0cm" fo:margin-bottom="0.2cm" fo:line-height="105%" fo:text-align="start" fo:text-indent="0cm"/>
      <style:text-properties fo:font-family="Arial" style:font-family-generic="swiss" style:font-pitch="variable" fo:font-size="16pt" style:font-size-asian="20pt" style:font-size-complex="20pt"/>
    </style:style>
    <style:style style:name="sample-outline5" style:family="presentation" style:parent-style-name="sample-outline4">
      <style:graphic-properties fo:wrap-option="no-wrap"/>
      <style:paragraph-properties fo:margin-left="0cm" fo:margin-right="0cm" fo:margin-top="0cm" fo:margin-bottom="0.1cm" fo:line-height="105%" fo:text-align="start" fo:text-indent="0cm"/>
      <style:text-properties fo:font-family="Arial" style:font-family-generic="swiss" style:font-pitch="variable" fo:font-size="16pt" style:font-size-asian="20pt" style:font-size-complex="20pt"/>
    </style:style>
    <style:style style:name="sample-outline6" style:family="presentation" style:parent-style-name="sample-outline5">
      <style:graphic-properties fo:wrap-option="wrap"/>
      <style:paragraph-properties fo:margin-left="0cm" fo:margin-right="0cm" fo:margin-top="0cm" fo:margin-bottom="0.1cm" fo:line-height="105%" fo:text-align="start" fo:text-indent="0cm"/>
      <style:text-properties fo:font-family="Arial" style:font-family-generic="swiss" style:font-pitch="variable" fo:font-size="16pt" style:font-size-asian="20pt" style:font-size-complex="20pt"/>
    </style:style>
    <style:style style:name="sample-outline7" style:family="presentation" style:parent-style-name="sample-outline6">
      <style:graphic-properties fo:wrap-option="no-wrap"/>
      <style:paragraph-properties fo:margin-left="0cm" fo:margin-right="0cm" fo:margin-top="0cm" fo:margin-bottom="0.1cm" fo:line-height="105%" fo:text-align="start" fo:text-indent="0cm"/>
      <style:text-properties fo:font-family="Arial" style:font-family-generic="swiss" style:font-pitch="variable" fo:font-size="16pt" style:font-size-asian="20pt" style:font-size-complex="20pt"/>
    </style:style>
    <style:style style:name="sample-outline8" style:family="presentation" style:parent-style-name="sample-outline7">
      <style:graphic-properties fo:wrap-option="wrap"/>
      <style:paragraph-properties fo:margin-left="0cm" fo:margin-right="0cm" fo:margin-top="0cm" fo:margin-bottom="0.1cm" fo:line-height="105%" fo:text-align="start" fo:text-indent="0cm"/>
      <style:text-properties fo:font-family="Arial" style:font-family-generic="swiss" style:font-pitch="variable" fo:font-size="16pt" style:font-size-asian="20pt" style:font-size-complex="20pt"/>
    </style:style>
    <style:style style:name="sample-outline9" style:family="presentation" style:parent-style-name="sample-outline8">
      <style:graphic-properties fo:wrap-option="no-wrap"/>
      <style:paragraph-properties fo:margin-left="0cm" fo:margin-right="0cm" fo:margin-top="0cm" fo:margin-bottom="0.1cm" fo:line-height="105%" fo:text-align="start" fo:text-indent="0cm"/>
      <style:text-properties fo:font-family="Arial" style:font-family-generic="swiss" style:font-pitch="variable" fo:font-size="16pt" style:font-size-asian="20pt" style:font-size-complex="20pt"/>
    </style:style>
    <style:style style:name="sample-subtitle" style:family="presentation">
      <style:graphic-properties draw:stroke="none" draw:fill="none" draw:textarea-horizontal-align="left" draw:textarea-vertical-align="top" draw:auto-grow-height="false" fo:min-height="3.844cm">
        <text:list-style style:name="sa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0%" fo:text-align="start" fo:text-indent="0cm" style:text-autospace="ideograph-alpha" style:punctuation-wrap="simple" style:line-break="strict">
        <style:tab-stops/>
      </style:paragraph-properties>
      <style:text-properties fo:color="#3c3c41" style:text-outline="false" style:text-line-through-style="none" style:text-position="0% 100%" fo:font-family="Arial" style:font-style-name="Regular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Tahoma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 fo:hyphenate="false"/>
    </style:style>
    <style:style style:name="sample-title" style:family="presentation">
      <style:graphic-properties draw:stroke="none" draw:fill="none" draw:textarea-horizontal-align="left" draw:textarea-vertical-align="bottom">
        <text:list-style style:name="sa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152cm" fo:line-height="105%" fo:text-align="start"/>
      <style:text-properties fo:color="#ffffff" style:text-outline="false" style:text-line-through-style="none" fo:font-family="'Bitstream Vera Sans', Arial" style:font-style-name="粗体" style:font-family-generic="swiss" style:font-pitch="variable" fo:font-size="44pt" fo:font-style="normal" fo:text-shadow="none" style:text-underline-style="none" fo:font-weight="bold" style:font-family-asian="方正黑体" style:font-style-name-asian="标准" style:font-pitch-asian="variable" style:font-size-asian="44pt" style:language-asian="zh" style:country-asian="CN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Green-Burst_20_Break-background" style:display-name="Green-Burst Break-background" style:family="presentation">
      <style:graphic-properties draw:stroke="none" draw:fill="none"/>
    </style:style>
    <style:style style:name="Green-Burst_20_Break-backgroundobjects" style:display-name="Green-Burst Break-backgroundobjects" style:family="presentation">
      <style:graphic-properties draw:shadow="hidden" draw:shadow-offset-x="0.3cm" draw:shadow-offset-y="0.3cm" draw:shadow-color="#808080"/>
    </style:style>
    <style:style style:name="Green-Burst_20_Break-notes" style:display-name="Green-Burst Break-notes" style:family="presentation">
      <style:graphic-properties draw:stroke="none" draw:fill="none">
        <text:list-style style:name="Green-Burst_20_Break-notes" style:display-name="Green-Burst Brea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Green-Burst_20_Break-outline1" style:display-name="Green-Burst Break-outline1" style:family="presentation">
      <style:graphic-properties draw:stroke="none" draw:fill="none">
        <text:list-style style:name="Green-Burst_20_Break-outline1" style:display-name="Green-Burst 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Green-Burst_20_Break-outline2" style:display-name="Green-Burst Break-outline2" style:family="presentation" style:parent-style-name="Green-Burst_20_Brea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reen-Burst_20_Break-outline3" style:display-name="Green-Burst Break-outline3" style:family="presentation" style:parent-style-name="Green-Burst_20_Brea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reen-Burst_20_Break-outline4" style:display-name="Green-Burst Break-outline4" style:family="presentation" style:parent-style-name="Green-Burst_20_Brea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reen-Burst_20_Break-outline5" style:display-name="Green-Burst Break-outline5" style:family="presentation" style:parent-style-name="Green-Burst_20_Brea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reen-Burst_20_Break-outline6" style:display-name="Green-Burst Break-outline6" style:family="presentation" style:parent-style-name="Green-Burst_20_Brea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reen-Burst_20_Break-outline7" style:display-name="Green-Burst Break-outline7" style:family="presentation" style:parent-style-name="Green-Burst_20_Brea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reen-Burst_20_Break-outline8" style:display-name="Green-Burst Break-outline8" style:family="presentation" style:parent-style-name="Green-Burst_20_Brea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reen-Burst_20_Break-outline9" style:display-name="Green-Burst Break-outline9" style:family="presentation" style:parent-style-name="Green-Burst_20_Brea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reen-Burst_20_Break-subtitle" style:display-name="Green-Burst Break-subtitle" style:family="presentation">
      <style:graphic-properties draw:stroke="none" draw:fill="none" draw:textarea-vertical-align="middle">
        <text:list-style style:name="Green-Burst_20_Break-subtitle" style:display-name="Green-Burst Brea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Green-Burst_20_Break-title" style:display-name="Green-Burst Break-title" style:family="presentation">
      <style:graphic-properties draw:stroke="none" draw:fill="none" draw:textarea-horizontal-align="right" draw:textarea-vertical-align="middle">
        <text:list-style style:name="Green-Burst_20_Break-title" style:display-name="Green-Burst Brea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10%" fo:text-align="end"/>
      <style:text-properties fo:color="#ffffff" style:text-outline="false" style:text-line-through-style="none" fo:font-family="'Bitstream Vera Sans', Arial" style:font-style-name="粗体" style:font-family-generic="swiss" style:font-pitch="variable" fo:font-size="32pt" fo:font-style="normal" fo:text-shadow="none" style:text-underline-style="none" fo:font-weight="bold" style:font-family-asian="方正黑体" style:font-style-name-asian="标准" style:font-pitch-asian="variable" style:font-size-asian="44pt" style:language-asian="zh" style:country-asian="CN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Green-Bullet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Green-Bullet-backgroundobjects" style:family="presentation">
      <style:graphic-properties draw:shadow="hidden" draw:shadow-offset-x="0.3cm" draw:shadow-offset-y="0.3cm" draw:shadow-color="#808080"/>
    </style:style>
    <style:style style:name="Green-Bullet-notes" style:family="presentation">
      <style:graphic-properties draw:stroke="none" draw:fill="none">
        <text:list-style style:name="Green-Bulle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Green-Bullet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2.00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Green-Bullet-outline1">
          <text:list-level-style-bullet text:level="1" text:bullet-char="•">
            <style:list-level-properties text:min-label-width="0.471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2" text:bullet-char="–">
            <style:list-level-properties text:space-before="0.952cm" text:min-label-width="0.476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3" text:bullet-char="&gt;">
            <style:list-level-properties text:space-before="1.746cm" text:min-label-width="0.494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4" text:bullet-char="»">
            <style:list-level-properties text:space-before="2.557cm" text:min-label-width="0.46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5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6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7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8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9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line-height="105%" fo:text-align="start" fo:text-indent="0cm" style:text-autospace="ideograph-alpha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Utopia, Arial" style:font-style-name="标准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方正楷体" style:font-style-name-asian="标准" style:font-pitch-asian="variable" style:font-size-asian="28pt" style:language-asian="zh" style:country-asian="CN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scale="100%" style:font-relief="none" fo:hyphenate="false"/>
    </style:style>
    <style:style style:name="Green-Bullet-outline2" style:family="presentation" style:parent-style-name="Green-Bullet-outline1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fill-gradient-name="Gradient_20_8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2.00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/>
      <style:paragraph-properties fo:margin-left="0cm" fo:margin-right="0cm" fo:margin-top="0cm" fo:margin-bottom="0.305cm" fo:line-height="105%" fo:text-align="start" fo:text-indent="0cm" style:text-autospace="ideograph-alpha" style:punctuation-wrap="hanging" style:line-break="strict"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fo:color="#3c3c41" style:text-outline="false" style:text-line-through-style="none" style:text-position="0% 100%" fo:font-family="Utopia, Arial" style:font-style-name="标准" style:font-family-generic="roman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方正楷体" style:font-style-name-asian="标准" style:font-pitch-asian="variable" style:font-size-asian="20pt" style:language-asian="zh" style:country-asian="CN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scale="100%" style:font-relief="none" fo:hyphenate="false"/>
    </style:style>
    <style:style style:name="Green-Bullet-outline3" style:family="presentation" style:parent-style-name="Green-Bullet-outline2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3c3c41" style:text-line-through-style="none" style:text-position="0% 100%" fo:font-family="Utopia, Arial" style:font-style-name="标准" style:font-family-generic="roman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Green-Bullet-outline4" style:family="presentation" style:parent-style-name="Green-Bullet-outline3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3c3c41" style:text-line-through-style="none" style:text-position="0% 100%" fo:font-family="Utopia, Arial" style:font-style-name="标准" style:font-family-generic="roman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Green-Bullet-outline5" style:family="presentation" style:parent-style-name="Green-Bullet-outline4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Utopia, Arial" style:font-style-name="标准" style:font-family-generic="roman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Green-Bullet-outline6" style:family="presentation" style:parent-style-name="Green-Bullet-outline5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Green-Bullet-outline7" style:family="presentation" style:parent-style-name="Green-Bullet-outline6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Green-Bullet-outline8" style:family="presentation" style:parent-style-name="Green-Bullet-outline7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Green-Bullet-outline9" style:family="presentation" style:parent-style-name="Green-Bullet-outline8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Green-Bullet-subtitle" style:family="presentation">
      <style:graphic-properties draw:stroke="none" draw:fill="none" draw:textarea-vertical-align="middle">
        <text:list-style style:name="Green-Bullet-subtitle">
          <text:list-level-style-bullet text:level="1" text:bullet-char="•">
            <style:list-level-properties/>
            <style:text-properties fo:font-family="Arial" style:font-family-generic="swiss" style:font-pitch="variable" fo:color="#5a5a5f" fo:font-size="100%"/>
          </text:list-level-style-bullet>
          <text:list-level-style-bullet text:level="2" text:bullet-char="•">
            <style:list-level-properties text:space-before="0.33cm"/>
            <style:text-properties fo:font-family="Arial" style:font-family-generic="swiss" style:font-pitch="variable" fo:color="#5a5a5f" fo:font-size="80%"/>
          </text:list-level-style-bullet>
          <text:list-level-style-bullet text:level="3" text:bullet-char="–">
            <style:list-level-properties text:space-before="1.106cm"/>
            <style:text-properties fo:font-family="Arial" style:font-family-generic="swiss" style:font-pitch="variable" fo:color="#5a5a5f" fo:font-size="100%"/>
          </text:list-level-style-bullet>
          <text:list-level-style-bullet text:level="4" text:bullet-char="–">
            <style:list-level-properties text:space-before="1.918cm"/>
            <style:text-properties fo:font-family="Arial" style:font-family-generic="swiss" style:font-pitch="variable" fo:color="#5a5a5f" fo:font-size="100%"/>
          </text:list-level-style-bullet>
          <text:list-level-style-bullet text:level="5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6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7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8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9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Green-Bullet-title" style:family="presentation">
      <style:graphic-properties draw:stroke="none" draw:fill="none" draw:textarea-horizontal-align="left" draw:textarea-vertical-align="middle">
        <text:list-style style:name="Green-Bullet-title">
          <text:list-level-style-bullet text:level="1" text:bullet-char="•">
            <style:list-level-properties/>
            <style:text-properties fo:font-family="Arial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position="0% 100%" fo:font-family="'Bitstream Vera Sans', Arial" style:font-style-name="粗体" style:font-family-generic="swiss" style:font-pitch="variable" fo:font-size="32pt" fo:font-style="normal" fo:text-shadow="none" style:text-underline-style="none" fo:font-weight="bold" style:font-family-asian="方正黑体" style:font-style-name-asian="粗体" style:font-pitch-asian="variable" style:font-size-asian="32pt" style:font-style-asian="normal" style:font-weight-asian="bold" style:font-family-complex="Tahoma" style:font-pitch-complex="variable" style:font-size-complex="32pt" style:font-style-complex="normal" style:font-weight-complex="normal" style:font-relief="none"/>
    </style:style>
    <style:style style:name="Logo_20_Slide-background" style:display-name="Logo Slid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Logo_20_Slide-backgroundobjects" style:display-name="Logo Slide-backgroundobjects" style:family="presentation">
      <style:graphic-properties draw:shadow="hidden" draw:shadow-offset-x="0.3cm" draw:shadow-offset-y="0.3cm" draw:shadow-color="#808080"/>
    </style:style>
    <style:style style:name="Logo_20_Slide-notes" style:display-name="Logo Slide-notes" style:family="presentation">
      <style:graphic-properties draw:stroke="none" draw:fill="none">
        <text:list-style style:name="Logo_20_Slide-notes" style:display-name="Logo 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24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24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24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24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4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Logo_20_Slide-outline1" style:display-name="Logo Slide-outline1" style:family="presentation">
      <style:graphic-properties draw:stroke="none" draw:fill="none">
        <text:list-style style:name="Logo_20_Slide-outline1" style:display-name="Logo Slide-outline1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Logo_20_Slide-outline2" style:display-name="Logo Slide-outline2" style:family="presentation" style:parent-style-name="Logo_20_Slide-outline1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8pt" style:font-size-complex="28pt" style:font-relief="none"/>
    </style:style>
    <style:style style:name="Logo_20_Slide-outline3" style:display-name="Logo Slide-outline3" style:family="presentation" style:parent-style-name="Logo_20_Slide-outline2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4pt" style:font-size-complex="24pt" style:font-relief="none"/>
    </style:style>
    <style:style style:name="Logo_20_Slide-outline4" style:display-name="Logo Slide-outline4" style:family="presentation" style:parent-style-name="Logo_20_Slide-outline3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5" style:display-name="Logo Slide-outline5" style:family="presentation" style:parent-style-name="Logo_20_Slide-outline4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6" style:display-name="Logo Slide-outline6" style:family="presentation" style:parent-style-name="Logo_20_Slide-outline5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7" style:display-name="Logo Slide-outline7" style:family="presentation" style:parent-style-name="Logo_20_Slide-outline6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8" style:display-name="Logo Slide-outline8" style:family="presentation" style:parent-style-name="Logo_20_Slide-outline7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9" style:display-name="Logo Slide-outline9" style:family="presentation" style:parent-style-name="Logo_20_Slide-outline8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subtitle" style:display-name="Logo Slide-subtitle" style:family="presentation">
      <style:graphic-properties draw:stroke="none" draw:fill="none" draw:textarea-vertical-align="middle">
        <text:list-style style:name="Logo_20_Slide-subtitle" style:display-name="Logo Slid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Logo_20_Slide-title" style:display-name="Logo Slide-title" style:family="presentation">
      <style:graphic-properties draw:stroke="none" draw:fill="none" draw:textarea-vertical-align="middle">
        <text:list-style style:name="Logo_20_Slide-title" style:display-name="Logo Slid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solid" draw:fill-color="#629e1f" draw:textarea-horizontal-align="center" draw:textarea-vertical-align="middle" draw:shadow="hidden" draw:shadow-color="#6b6b6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629e1f" draw:textarea-horizontal-align="center" draw:textarea-vertical-align="middle" draw:shadow="hidden" draw:shadow-color="#808080" style:protect="position size"/>
    </style:style>
    <style:style style:name="Mgr5" style:family="graphic" style:parent-style-name="standard">
      <style:graphic-properties draw:stroke="none" draw:fill="solid" draw:fill-color="#cccccd" draw:textarea-horizontal-align="center" draw:textarea-vertical-align="middle" draw:shadow="hidden" draw:shadow-color="#6b6b6b"/>
    </style:style>
    <style:style style:name="Mgr6" style:family="graphic" style:parent-style-name="standard">
      <style:graphic-properties draw:stroke="none" draw:fill="none" draw:textarea-horizontal-align="justify" draw:textarea-vertical-align="middle" draw:auto-grow-height="false" draw:auto-grow-width="false" fo:min-height="0.363cm" fo:min-width="0cm" fo:padding-top="0.13cm" fo:padding-bottom="0.13cm" fo:padding-left="0.25cm" fo:padding-right="0.25cm"/>
    </style:style>
    <style:style style:name="Mgr7" style:family="graphic" style:parent-style-name="standard">
      <style:graphic-properties draw:stroke="none" draw:fill="solid" draw:fill-color="#629e1f" draw:textarea-horizontal-align="justify" draw:textarea-vertical-align="middle" draw:auto-grow-height="false" draw:auto-grow-width="false" fo:min-height="0.363cm" fo:min-width="0cm" fo:padding-top="0.13cm" fo:padding-bottom="0.13cm" fo:padding-left="0.25cm" fo:padding-right="0.25cm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10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11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12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r1" style:family="presentation" style:parent-style-name="sample-title">
      <style:graphic-properties draw:fill-color="#ffffff" draw:auto-grow-height="false" fo:min-height="3.181cm"/>
    </style:style>
    <style:style style:name="Mpr2" style:family="presentation" style:parent-style-name="sample-outline1" style:list-style-name="ML2">
      <style:graphic-properties draw:fill-color="#ffffff" draw:auto-grow-height="false" fo:min-height="12.573cm" fo:wrap-option="no-wrap"/>
    </style:style>
    <style:style style:name="Mpr3" style:family="presentation" style:parent-style-name="samp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samp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Green-Burst_20_Break-title">
      <style:graphic-properties draw:fill-color="#ffffff" draw:auto-grow-height="false" fo:min-height="3.181cm"/>
    </style:style>
    <style:style style:name="Mpr6" style:family="presentation" style:parent-style-name="Green-Burst_20_Break-outline1">
      <style:graphic-properties draw:fill-color="#ffffff" draw:auto-grow-height="false" fo:min-height="12.573cm"/>
    </style:style>
    <style:style style:name="Mpr7" style:family="presentation" style:parent-style-name="Green-Burst_20_Break-backgroundobjects">
      <style:graphic-properties draw:stroke="none" draw:fill="none" draw:fill-color="#ffffff" draw:auto-grow-height="false" fo:min-height="1.485cm"/>
    </style:style>
    <style:style style:name="Mpr8" style:family="presentation" style:parent-style-name="Green-Burst_20_Break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reen-Bullet-title">
      <style:graphic-properties draw:fill-color="#ffffff" draw:auto-grow-height="false" fo:min-height="3.181cm"/>
    </style:style>
    <style:style style:name="Mpr10" style:family="presentation" style:parent-style-name="Green-Bullet-outline1" style:list-style-name="ML6">
      <style:graphic-properties draw:fill-color="#ffffff" draw:auto-grow-height="false" fo:min-height="12.375cm"/>
    </style:style>
    <style:style style:name="Mpr11" style:family="presentation" style:parent-style-name="Logo_20_Slide-title">
      <style:graphic-properties draw:fill-color="#ffffff" draw:auto-grow-height="false" fo:min-height="3.181cm"/>
    </style:style>
    <style:style style:name="Mpr12" style:family="presentation" style:parent-style-name="Logo_20_Slide-outline1">
      <style:graphic-properties draw:fill-color="#ffffff" draw:auto-grow-height="false" fo:min-height="12.001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.471cm" fo:margin-right="0cm" fo:text-indent="-0.471cm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text:enable-numbering="false" fo:margin-left="0cm" fo:margin-right="0cm" fo:text-align="center" fo:text-indent="0cm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margin-left="0cm" fo:margin-right="0cm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2" text:bullet-char=" ">
        <style:list-level-properties/>
        <style:text-properties fo:font-family="Arial" style:font-style-name="Regular" style:font-family-generic="swiss" style:font-pitch="variable" fo:color="#3c3c41" fo:font-size="75%"/>
      </text:list-level-style-bullet>
      <text:list-level-style-bullet text:level="3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4" text:bullet-char=" ">
        <style:list-level-properties/>
        <style:text-properties fo:font-family="Arial" style:font-style-name="Regular" style:font-family-generic="swiss" style:font-pitch="variable" fo:color="#3c3c41" fo:font-size="75%"/>
      </text:list-level-style-bullet>
      <text:list-level-style-bullet text:level="5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6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7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8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9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fo:font-family="Arial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1cm"/>
        <style:text-properties fo:font-family="Times" style:font-family-generic="roman" style:font-pitch="variable" fo:color="#3c3c41" fo:font-size="45%"/>
      </text:list-level-style-bullet>
      <text:list-level-style-bullet text:level="2" text:bullet-char="–">
        <style:list-level-properties text:space-before="0.952cm" text:min-label-width="0.476cm"/>
        <style:text-properties fo:font-family="Arial" style:font-family-generic="swiss" style:font-pitch="variable" fo:color="#3c3c41" fo:font-size="45%"/>
      </text:list-level-style-bullet>
      <text:list-level-style-bullet text:level="3" text:bullet-char="&gt;">
        <style:list-level-properties text:space-before="1.746cm" text:min-label-width="0.494cm"/>
        <style:text-properties fo:font-family="Arial" style:font-family-generic="swiss" style:font-pitch="variable" fo:color="#3c3c41" fo:font-size="45%"/>
      </text:list-level-style-bullet>
      <text:list-level-style-bullet text:level="4" text:bullet-char="»">
        <style:list-level-properties text:space-before="2.557cm" text:min-label-width="0.468cm"/>
        <style:text-properties fo:font-family="Arial" style:font-family-generic="swiss" style:font-pitch="variable" fo:color="#3c3c41" fo:font-size="45%"/>
      </text:list-level-style-bullet>
      <text:list-level-style-bullet text:level="5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6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7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8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9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4">
      <draw:page-thumbnail draw:layer="backgroundobjects" svg:width="10.393cm" svg:height="13.858cm" svg:x="2.97cm" svg:y="3.565cm" draw:page-number="1"/>
      <draw:page-thumbnail draw:layer="backgroundobjects" svg:width="10.393cm" svg:height="13.858cm" svg:x="16.335cm" svg:y="3.565cm"/>
    </style:handout-master>
    <style:master-page style:name="sample" style:page-layout-name="PM1" draw:style-name="Mdp1">
      <draw:frame draw:style-name="Mgr1" draw:text-style-name="MP1" draw:layer="backgroundobjects" svg:width="24.7cm" svg:height="4.646cm" svg:x="0.348cm" svg:y="7.788cm">
        <draw:image xlink:href="Pictures/1000000000000358000001BC08027EAE.jpg" xlink:type="simple" xlink:show="embed" xlink:actuate="onLoad">
          <text:p/>
        </draw:image>
      </draw:frame>
      <draw:rect draw:style-name="Mgr2" draw:text-style-name="MP1" draw:layer="backgroundobjects" svg:width="24.717cm" svg:height="7.717cm" svg:x="0.348cm" svg:y="0.387cm">
        <text:p/>
      </draw:rect>
      <draw:frame draw:style-name="Mgr3" draw:text-style-name="MP1" draw:layer="backgroundobjects" svg:width="24.796cm" svg:height="12.115cm" svg:x="0.301cm" svg:y="0.351cm">
        <draw:image xlink:href="Pictures/1000020100000566000002A3A1EFE6A1.png" xlink:type="simple" xlink:show="embed" xlink:actuate="onLoad">
          <text:p/>
        </draw:image>
      </draw:frame>
      <draw:frame presentation:style-name="Mpr1" draw:text-style-name="MP2" draw:layer="backgroundobjects" svg:width="22.225cm" svg:height="4.242cm" svg:x="2.742cm" svg:y="2.565cm" presentation:class="title">
        <draw:text-box>
          <text:p text:style-name="MP2">Click to enter the title (44pt)<text:line-break/>Second line or subtitle (22pt)</text:p>
        </draw:text-box>
      </draw:frame>
      <draw:frame presentation:style-name="Mpr2" draw:text-style-name="MP2" draw:layer="backgroundobjects" svg:width="10.561cm" svg:height="3.843cm" svg:x="2.773cm" svg:y="8.487cm" presentation:class="outline">
        <draw:text-box>
          <text:p text:style-name="MP2">Presenter Name (16pt)</text:p>
          <text:p>Presenter Title (14pt)</text:p>
          <text:p>Company/email (14pt)</text:p>
        </draw:text-box>
      </draw:frame>
      <draw:frame draw:style-name="Mgr1" draw:text-style-name="MP1" draw:layer="backgroundobjects" svg:width="6.139cm" svg:height="1.603cm" svg:x="18.062cm" svg:y="16.12cm">
        <draw:image xlink:href="Pictures/100000000000017B00000063516DB611.jpg" xlink:type="simple" xlink:show="embed" xlink:actuate="onLoad">
          <text:p/>
        </draw:image>
      </draw:frame>
      <draw:frame draw:style-name="Mgr3" draw:text-style-name="MP1" draw:layer="backgroundobjects" svg:width="9.879cm" svg:height="9.371cm" svg:x="0cm" svg:y="9.678cm">
        <draw:image xlink:href="Pictures/10000201000007D0000006FE72EC8CAF.png" xlink:type="simple" xlink:show="embed" xlink:actuate="onLoad">
          <text:p/>
        </draw:image>
      </draw:frame>
      <presentation:notes style:page-layout-name="PM2">
        <draw:page-thumbnail presentation:style-name="sample-title" draw:layer="backgroundobjects" svg:width="14.848cm" svg:height="11.135cm" svg:x="3.07cm" svg:y="2.257cm" presentation:class="page"/>
        <draw:frame presentation:style-name="sample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3" draw:layer="backgroundobjects" svg:width="9.108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4" draw:layer="backgroundobjects" svg:width="9.108cm" svg:height="1.484cm" svg:x="11.88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4" draw:text-style-name="MP3" draw:layer="backgroundobjects" svg:width="9.108cm" svg:height="1.484cm" svg:x="0cm" svg:y="28.216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4" draw:layer="backgroundobjects" svg:width="9.108cm" svg:height="1.484cm" svg:x="11.88cm" svg:y="28.216cm" presentation:class="page-number">
          <draw:text-box>
            <text:p text:style-name="MP4"><text:span text:style-name="MT1"><text:page-number>3</text:page-number></text:span></text:p>
          </draw:text-box>
        </draw:frame>
      </presentation:notes>
    </style:master-page>
    <style:master-page style:name="Green-Burst_20_Break" style:display-name="Green-Burst Break" style:page-layout-name="PM1" draw:style-name="Mdp1">
      <draw:rect draw:style-name="Mgr4" draw:text-style-name="MP1" draw:layer="backgroundobjects" svg:width="24.559cm" svg:height="18.243cm" svg:x="0.449cm" svg:y="0.366cm">
        <text:p/>
      </draw:rect>
      <draw:frame draw:style-name="Mgr3" draw:text-style-name="MP1" draw:layer="backgroundobjects" svg:width="24.587cm" svg:height="18.257cm" svg:x="0.444cm" svg:y="0.357cm">
        <draw:image xlink:href="Pictures/1000020100000437000003107441DA51.png" xlink:type="simple" xlink:show="embed" xlink:actuate="onLoad">
          <text:p/>
        </draw:image>
      </draw:frame>
      <draw:frame presentation:style-name="Mpr5" draw:text-style-name="MP2" draw:layer="backgroundobjects" svg:width="22.859cm" svg:height="3.18cm" svg:x="0.913cm" svg:y="7.611cm" presentation:class="title">
        <draw:text-box>
          <text:p text:style-name="MP2">Click to Edit Section Break Text (32pt)<text:line-break/>Right Justified</text:p>
        </draw:text-box>
      </draw:frame>
      <draw:frame presentation:style-name="Mpr6" draw:text-style-name="MP5" draw:layer="backgroundobjects" svg:width="7.084cm" svg:height="0.501cm" svg:x="0.668cm" svg:y="18.548cm" presentation:class="outline">
        <draw:text-box>
          <text:list text:style-name="ML4">
            <text:list-item>
              <text:p text:style-name="MP2">piece in master that I can't get rid of</text:p>
            </text:list-item>
          </text:list>
        </draw:text-box>
      </draw:frame>
      <presentation:notes style:page-layout-name="PM2">
        <draw:page-thumbnail presentation:style-name="Green-Burst_20_Break-title" draw:layer="backgroundobjects" svg:width="14.848cm" svg:height="11.135cm" svg:x="3.07cm" svg:y="2.257cm" presentation:class="page"/>
        <draw:frame presentation:style-name="Green-Burst_20_Break-notes" draw:layer="backgroundobjects" svg:width="16.79cm" svg:height="13.364cm" svg:x="2.098cm" svg:y="14.107cm" presentation:class="notes" presentation:placeholder="true">
          <draw:text-box/>
        </draw:frame>
        <draw:frame presentation:style-name="Mpr7" draw:text-style-name="MP3" draw:layer="backgroundobjects" svg:width="9.108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7" draw:text-style-name="MP4" draw:layer="backgroundobjects" svg:width="9.108cm" svg:height="1.484cm" svg:x="11.88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8" draw:text-style-name="MP3" draw:layer="backgroundobjects" svg:width="9.108cm" svg:height="1.484cm" svg:x="0cm" svg:y="28.216cm" presentation:class="footer">
          <draw:text-box>
            <text:p text:style-name="MP3"><text:span text:style-name="MT1"><presentation:footer/></text:span></text:p>
          </draw:text-box>
        </draw:frame>
        <draw:frame presentation:style-name="Mpr8" draw:text-style-name="MP4" draw:layer="backgroundobjects" svg:width="9.108cm" svg:height="1.484cm" svg:x="11.88cm" svg:y="28.216cm" presentation:class="page-number">
          <draw:text-box>
            <text:p text:style-name="MP4"><text:span text:style-name="MT1"><text:page-number>3</text:page-number></text:span></text:p>
          </draw:text-box>
        </draw:frame>
      </presentation:notes>
    </style:master-page>
    <style:master-page style:name="Green-Bullet" style:page-layout-name="PM1" draw:style-name="Mdp2">
      <draw:frame draw:style-name="Mgr1" draw:text-style-name="MP1" draw:layer="backgroundobjects" svg:width="1.167cm" svg:height="1.252cm" svg:x="23.77cm" svg:y="0.546cm">
        <draw:image xlink:href="Pictures/10000000000000450000004AA8B75B09.jpg" xlink:type="simple" xlink:show="embed" xlink:actuate="onLoad">
          <text:p/>
        </draw:image>
      </draw:frame>
      <draw:frame presentation:style-name="Mpr9" draw:text-style-name="MP2" draw:layer="backgroundobjects" svg:width="20.683cm" svg:height="2.752cm" svg:x="2.732cm" svg:y="0.709cm" presentation:class="title" presentation:user-transformed="true">
        <draw:text-box>
          <text:p text:style-name="MP2">Click to edit the title text format (32pt)</text:p>
        </draw:text-box>
      </draw:frame>
      <draw:frame presentation:style-name="Mpr10" draw:text-style-name="MP6" draw:layer="backgroundobjects" svg:width="20.995cm" svg:height="12.374cm" svg:x="2.768cm" svg:y="4.315cm" presentation:class="outline" presentation:user-transformed="true">
        <draw:text-box>
          <text:list text:style-name="ML6">
            <text:list-item>
              <text:p text:style-name="MP2">Click to edit the outline text format (24pt)</text:p>
              <text:list>
                <text:list-item>
                  <text:p text:style-name="MP2">Second Outline Level (20pt)</text:p>
                  <text:list>
                    <text:list-item>
                      <text:p text:style-name="MP2">Third Outline Level (16 pt)</text:p>
                      <text:list>
                        <text:list-item>
                          <text:p text:style-name="MP2">Fourth Outline Level (14pt)</text:p>
                          <text:list>
                            <text:list-item>
                              <text:p text:style-name="MP2">Fifth Outline Level (12pt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>
        <draw:rect draw:style-name="Mgr5" draw:text-style-name="MP1" draw:layer="backgroundobjects" svg:width="2.647cm" svg:height="0.623cm" svg:x="0cm" svg:y="0.16cm">
          <text:p/>
        </draw:rect>
        <draw:rect draw:style-name="Mgr6" draw:text-style-name="MP8" draw:layer="backgroundobjects" svg:width="2.647cm" svg:height="0.623cm" svg:x="0cm" svg:y="0.16cm">
          <text:p text:style-name="MP7"><text:s/></text:p>
        </draw:rect>
      </draw:g>
      <draw:g>
        <draw:rect draw:style-name="Mgr2" draw:text-style-name="MP1" draw:layer="backgroundobjects" svg:width="19cm" svg:height="0.623cm" svg:x="2.784cm" svg:y="0.16cm">
          <text:p/>
        </draw:rect>
        <draw:rect draw:style-name="Mgr7" draw:text-style-name="MP9" draw:layer="backgroundobjects" svg:width="19cm" svg:height="0.623cm" svg:x="2.784cm" svg:y="0.16cm">
          <text:p text:style-name="MP7"><text:s/></text:p>
        </draw:rect>
      </draw:g>
      <presentation:notes style:page-layout-name="PM2">
        <draw:rect draw:style-name="Mgr8" draw:text-style-name="MP1" draw:layer="backgroundobjects" svg:width="19.4cm" svg:height="25.75cm" svg:x="0cm" svg:y="0cm">
          <text:p/>
        </draw:rect>
        <draw:frame draw:style-name="Mgr9" draw:text-style-name="MP10" draw:layer="backgroundobjects" svg:width="8.467cm" svg:height="1.27cm" svg:x="0cm" svg:y="0cm">
          <draw:text-box>
            <text:p/>
          </draw:text-box>
        </draw:frame>
        <draw:frame draw:style-name="Mgr10" draw:text-style-name="MP10" draw:layer="backgroundobjects" svg:width="8.466cm" svg:height="1.27cm" svg:x="11.007cm" svg:y="0cm">
          <draw:text-box>
            <text:p/>
          </draw:text-box>
        </draw:frame>
        <draw:page-thumbnail presentation:style-name="Green-Bullet-title" draw:layer="backgroundobjects" svg:width="12.982cm" svg:height="9.737cm" svg:x="3.14cm" svg:y="1.905cm" presentation:class="page"/>
        <draw:frame presentation:style-name="Green-Bullet-notes" draw:layer="backgroundobjects" svg:width="14.182cm" svg:height="11.641cm" svg:x="2.54cm" svg:y="12.277cm" presentation:class="notes" presentation:placeholder="true" presentation:user-transformed="true">
          <draw:text-box/>
        </draw:frame>
        <draw:frame draw:style-name="Mgr11" draw:text-style-name="MP10" draw:layer="backgroundobjects" svg:width="8.467cm" svg:height="1.27cm" svg:x="0cm" svg:y="24.553cm">
          <draw:text-box>
            <text:p/>
          </draw:text-box>
        </draw:frame>
        <draw:frame draw:style-name="Mgr12" draw:text-style-name="MP10" draw:layer="backgroundobjects" svg:width="8.466cm" svg:height="1.27cm" svg:x="11.007cm" svg:y="24.553cm">
          <draw:text-box>
            <text:p text:style-name="MP11"><text:span text:style-name="MT2"><text:page-number>3</text:page-number></text:span></text:p>
          </draw:text-box>
        </draw:frame>
      </presentation:notes>
    </style:master-page>
    <style:master-page style:name="Logo_20_Slide" style:display-name="Logo Slide" style:page-layout-name="PM1" draw:style-name="Mdp3">
      <draw:frame draw:style-name="Mgr1" draw:text-style-name="MP1" draw:layer="backgroundobjects" svg:width="12.479cm" svg:height="3.166cm" svg:x="6.673cm" svg:y="7.362cm">
        <draw:image xlink:href="Pictures/10000000000002E1000000BBEFAC77C8.jpg" xlink:type="simple" xlink:show="embed" xlink:actuate="onLoad">
          <text:p/>
        </draw:image>
      </draw:frame>
      <draw:frame presentation:style-name="Mpr11" draw:text-style-name="MP2" draw:layer="backgroundobjects" svg:width="3.488cm" svg:height="0.471cm" svg:x="0cm" svg:y="0cm" presentation:class="title" presentation:user-transformed="true">
        <draw:text-box>
          <text:p text:style-name="MP2">Click to edit the title text format</text:p>
        </draw:text-box>
      </draw:frame>
      <draw:frame presentation:style-name="Mpr12" draw:text-style-name="MP5" draw:layer="backgroundobjects" svg:width="3.703cm" svg:height="1.109cm" svg:x="0cm" svg:y="0.466cm" presentation:class="outline" presentation:user-transformed="true">
        <draw:text-box>
          <text:p text:style-name="MP2">Click to edit the outline text format</text:p>
          <text:p>Second Outline Level</text:p>
          <text:p>Third Outline Level</text:p>
          <text:p>Fourth Outline Level</text:p>
        </draw:text-box>
      </draw:frame>
      <presentation:notes style:page-layout-name="PM2">
        <draw:rect draw:style-name="Mgr8" draw:text-style-name="MP1" draw:layer="backgroundobjects" svg:width="19.4cm" svg:height="25.75cm" svg:x="0cm" svg:y="0cm">
          <text:p/>
        </draw:rect>
        <draw:page-thumbnail presentation:style-name="Logo_20_Slide-title" draw:layer="backgroundobjects" svg:width="12.982cm" svg:height="9.737cm" svg:x="3.14cm" svg:y="1.905cm" presentation:class="page"/>
        <draw:frame presentation:style-name="Logo_20_Slide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creation-date>2008-11-01T00:31:02</meta:creation-date>
    <meta:editing-cycles>10</meta:editing-cycles>
    <meta:editing-duration>PT02H13M01S</meta:editing-duration>
    <dc:date>2008-11-10T16:44:25</dc:date>
    <dc:creator>me</dc:creator>
    <meta:document-statistic meta:object-count="211"/>
    <meta:user-defined meta:name="Info 1">Revision 01:  12/03/06</meta:user-defined>
    <meta:user-defined meta:name="Info 2"/>
    <meta:user-defined meta:name="Info 3"/>
    <meta:user-defined meta:name="Info 4"/>
  </office:meta>
</office:document-meta>
</file>